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8.043cm"/>
    </style:style>
    <style:style style:name="co3" style:family="table-column">
      <style:table-column-properties fo:break-before="auto" style:column-width="5.584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603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5.059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3.399cm"/>
    </style:style>
    <style:style style:name="co15" style:family="table-column">
      <style:table-column-properties fo:break-before="auto" style:column-width="4.533cm"/>
    </style:style>
    <style:style style:name="co16" style:family="table-column">
      <style:table-column-properties fo:break-before="auto" style:column-width="4.173cm"/>
    </style:style>
    <style:style style:name="co17" style:family="table-column">
      <style:table-column-properties fo:break-before="auto" style:column-width="5.002cm"/>
    </style:style>
    <style:style style:name="co18" style:family="table-column">
      <style:table-column-properties fo:break-before="auto" style:column-width="4.339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5.106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7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vertical-align="top"/>
      <style:text-properties style:font-name="Arial1" fo:font-size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343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>
      <style:table-cell-properties fo:border="none" style:vertical-align="top"/>
    </style:style>
    <style:style style:name="ce6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28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fo:font-size="10pt" style:font-size-asian="10pt" style:font-size-complex="10pt"/>
    </style:style>
    <style:style style:name="ce629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/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7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/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8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>
      <style:table-cell-properties fo:background-color="#808080"/>
    </style:style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super 58%"/>
    </style:style>
    <style:style style:name="T4" style:family="text">
      <style:text-properties style:text-line-through-style="none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131"/>
        <table:table-column table:style-name="co6" table:default-cell-style-name="Default"/>
        <table:table-column table:style-name="co7" table:default-cell-style-name="ce343"/>
        <table:table-column table:style-name="co8" table:default-cell-style-name="ce7"/>
        <table:table-column table:style-name="co9" table:default-cell-style-name="ce7"/>
        <table:table-column table:style-name="co10" table:default-cell-style-name="ce619"/>
        <table:table-column table:style-name="co9" table:default-cell-style-name="ce629"/>
        <table:table-column table:style-name="co6" table:default-cell-style-name="ce124"/>
        <table:table-column table:style-name="co6" table:default-cell-style-name="ce18"/>
        <table:table-column table:style-name="co6" table:number-columns-repeated="2" table:default-cell-style-name="ce3"/>
        <table:table-column table:style-name="co6" table:number-columns-repeated="1007" table:default-cell-style-name="ce7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ormula</text:p>
          </table:table-cell>
          <table:table-cell table:style-name="ce5" office:value-type="string" calcext:value-type="string">
            <text:p>Examples</text:p>
          </table:table-cell>
          <table:table-cell table:style-name="ce5" office:value-type="string" calcext:value-type="string">
            <text:p>Question</text:p>
            <text:p>or other statements.</text:p>
          </table:table-cell>
          <table:table-cell table:style-name="ce5" office:value-type="string" calcext:value-type="string">
            <text:p>Extends from?</text:p>
          </table:table-cell>
          <table:table-cell table:style-name="ce5" office:value-type="string" calcext:value-type="string">
            <text:p>Semantically</text:p>
            <text:p>Dominant</text:p>
            <text:p>NP</text:p>
          </table:table-cell>
          <table:table-cell table:style-name="ce118" office:value-type="string" calcext:value-type="string">
            <text:p>Y’s X</text:p>
          </table:table-cell>
          <table:table-cell table:style-name="ce132" office:value-type="string" calcext:value-type="string">
            <text:p>Y X</text:p>
          </table:table-cell>
          <table:table-cell table:style-name="ce249" office:value-type="string" calcext:value-type="string">
            <text:p>Def </text:p>
            <text:p>Def</text:p>
          </table:table-cell>
          <table:table-cell table:style-name="ce5" office:value-type="string" calcext:value-type="string">
            <text:p>Indef </text:p>
            <text:p>Def</text:p>
          </table:table-cell>
          <table:table-cell table:style-name="ce5" office:value-type="string" calcext:value-type="string">
            <text:p>Def </text:p>
            <text:p>Indef</text:p>
          </table:table-cell>
          <table:table-cell table:style-name="ce526" office:value-type="string" calcext:value-type="string">
            <text:p>Indef </text:p>
            <text:p>Indef</text:p>
          </table:table-cell>
          <table:table-cell table:style-name="ce620" office:value-type="string" calcext:value-type="string">
            <text:p>note</text:p>
          </table:table-cell>
          <table:table-cell table:style-name="ce5" office:value-type="string" calcext:value-type="string">
            <text:p>Can be </text:p>
            <text:p>“new”?</text:p>
          </table:table-cell>
          <table:table-cell table:style-name="ce5" office:value-type="string" calcext:value-type="string">
            <text:p>Can be</text:p>
            <text:p>“(in)famous”?</text:p>
          </table:table-cell>
          <table:table-cell table:style-name="ce1" office:value-type="string" calcext:value-type="string">
            <text:p>“X of Y is __er than __ of it”</text:p>
          </table:table-cell>
          <table:table-cell table:style-name="ce1" office:value-type="string" calcext:value-type="string">
            <text:p>“X of Y is __er than __.” (of Y)</text:p>
          </table:table-cell>
          <table:table-cell table:style-name="ce1" office:value-type="string" calcext:value-type="string">
            <text:p>“X of Y is __er than it’s __”</text:p>
          </table:table-cell>
          <table:table-cell table:style-name="ce5" table:number-columns-repeated="1006"/>
        </table:table-row>
        <table:table-row table:style-name="ro2">
          <table:table-cell table:style-name="ce2" office:value-type="string" calcext:value-type="string">
            <text:p>product of a source</text:p>
          </table:table-cell>
          <table:table-cell table:style-name="ce2" office:value-type="string" calcext:value-type="string">
            <text:p>X comes from Y</text:p>
          </table:table-cell>
          <table:table-cell table:style-name="ce6" office:value-type="string" calcext:value-type="string">
            <text:p>tears of a small child</text:p>
            <text:p>shouts of the mob</text:p>
            <text:p>descendants of Abraham</text:p>
            <text:p>promises of God</text:p>
            <text:p>decision of the elders</text:p>
          </table:table-cell>
          <table:table-cell table:style-name="ce6" table:number-columns-repeated="2"/>
          <table:table-cell table:style-name="ce10"/>
          <table:table-cell table:style-name="ce119"/>
          <table:table-cell table:style-name="ce133"/>
          <table:table-cell table:style-name="ce250"/>
          <table:table-cell table:style-name="ce344"/>
          <table:table-cell table:style-name="ce435"/>
          <table:table-cell table:style-name="ce527"/>
          <table:table-cell table:style-name="ce621"/>
          <table:table-cell table:style-name="ce630"/>
          <table:table-cell table:style-name="ce632"/>
          <table:table-cell table:style-name="ce633"/>
          <table:table-cell table:style-name="ce720"/>
          <table:table-cell table:style-name="ce806"/>
          <table:table-cell table:style-name="ce6" table:number-columns-repeated="1006"/>
        </table:table-row>
        <table:table-row table:style-name="ro1">
          <table:table-cell office:value-type="string" calcext:value-type="string">
            <text:p>effect of a source</text:p>
          </table:table-cell>
          <table:table-cell office:value-type="string" calcext:value-type="string">
            <text:p>Y causes X</text:p>
          </table:table-cell>
          <table:table-cell office:value-type="string" calcext:value-type="string">
            <text:p>outbursts of rage</text:p>
            <text:p>fruits of the Spirit</text:p>
            <text:p>stroke of the brush</text:p>
          </table:table-cell>
          <table:table-cell table:number-columns-repeated="2"/>
          <table:table-cell table:style-name="ce11"/>
          <table:table-cell table:style-name="ce120"/>
          <table:table-cell table:style-name="ce134"/>
          <table:table-cell table:style-name="ce251"/>
          <table:table-cell table:style-name="ce345"/>
          <table:table-cell table:style-name="ce436"/>
          <table:table-cell table:style-name="ce528"/>
          <table:table-cell table:style-name="ce622"/>
          <table:table-cell table:style-name="ce631" office:value-type="string" calcext:value-type="string">
            <text:p>x</text:p>
          </table:table-cell>
          <table:table-cell/>
          <table:table-cell table:style-name="ce634"/>
          <table:table-cell table:style-name="ce721"/>
          <table:table-cell table:style-name="ce807"/>
          <table:table-cell table:number-columns-repeated="1006"/>
        </table:table-row>
        <table:table-row table:style-name="ro3">
          <table:table-cell office:value-type="string" calcext:value-type="string">
            <text:p>component of an item</text:p>
          </table:table-cell>
          <table:table-cell office:value-type="string" calcext:value-type="string">
            <text:p>Y has (a) X(s)</text:p>
            <text:p>X is a part of Y</text:p>
          </table:table-cell>
          <table:table-cell office:value-type="string" calcext:value-type="string">
            <text:p>eye of the tiger</text:p>
            <text:p>door of a house</text:p>
            <text:p>rungs of ladders</text:p>
            <text:p>fringes of society</text:p>
            <text:p>conclusion of the letter</text:p>
            <text:p>upper floors of the apartment</text:p>
          </table:table-cell>
          <table:table-cell office:value-type="string" calcext:value-type="string">
            <text:p>What/who has an X?</text:p>
            <text:p>What has Xs?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121" office:value-type="string" calcext:value-type="string">
            <text:p>x</text:p>
          </table:table-cell>
          <table:table-cell table:style-name="ce135" office:value-type="string" calcext:value-type="string">
            <text:p>--</text:p>
          </table:table-cell>
          <table:table-cell table:style-name="ce252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style-name="ce437" office:value-type="string" calcext:value-type="string">
            <text:p>x</text:p>
          </table:table-cell>
          <table:table-cell table:style-name="ce529" office:value-type="string" calcext:value-type="string">
            <text:p>--</text:p>
          </table:table-cell>
          <table:table-cell table:style-name="ce622"/>
          <table:table-cell table:style-name="ce121" office:value-type="string" calcext:value-type="string">
            <text:p>x</text:p>
          </table:table-cell>
          <table:table-cell/>
          <table:table-cell table:style-name="ce635" office:value-type="string" calcext:value-type="string">
            <text:p>--</text:p>
          </table:table-cell>
          <table:table-cell table:style-name="ce722" office:value-type="string" calcext:value-type="string">
            <text:p>x</text:p>
          </table:table-cell>
          <table:table-cell table:style-name="ce80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rtion of the whole</text:p>
          </table:table-cell>
          <table:table-cell office:value-type="string" calcext:value-type="string">
            <text:p>X is a subsection of Y</text:p>
            <text:p>(Note: these don’t mix and match well)</text:p>
          </table:table-cell>
          <table:table-cell office:value-type="string" calcext:value-type="string">
            <text:p>day of the week</text:p>
            <text:p>part of the problem</text:p>
            <text:p>piece of cake</text:p>
            <text:p>strip of wire</text:p>
            <text:p>section of the street</text:p>
          </table:table-cell>
          <table:table-cell table:number-columns-repeated="2"/>
          <table:table-cell table:style-name="ce13" office:value-type="string" calcext:value-type="string">
            <text:p>x</text:p>
          </table:table-cell>
          <table:table-cell table:style-name="ce121" office:value-type="string" calcext:value-type="string">
            <text:p>--</text:p>
          </table:table-cell>
          <table:table-cell table:style-name="ce136" office:value-type="string" calcext:value-type="string">
            <text:p>?</text:p>
          </table:table-cell>
          <table:table-cell table:style-name="ce253" office:value-type="string" calcext:value-type="string">
            <text:p>x</text:p>
          </table:table-cell>
          <table:table-cell table:style-name="ce347" office:value-type="string" calcext:value-type="string">
            <text:p>x</text:p>
          </table:table-cell>
          <table:table-cell table:style-name="ce438" office:value-type="string" calcext:value-type="string">
            <text:p>--</text:p>
          </table:table-cell>
          <table:table-cell table:style-name="ce530" office:value-type="string" calcext:value-type="string">
            <text:p>?--</text:p>
          </table:table-cell>
          <table:table-cell table:style-name="ce622"/>
          <table:table-cell table:style-name="ce121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636" office:value-type="string" calcext:value-type="string">
            <text:p>meh</text:p>
          </table:table-cell>
          <table:table-cell table:style-name="ce723" office:value-type="string" calcext:value-type="string">
            <text:p>x</text:p>
          </table:table-cell>
          <table:table-cell table:style-name="ce809" office:value-type="string" calcext:value-type="string">
            <text:p>--</text:p>
          </table:table-cell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pieces of plastic</text:p>
            <text:p>chunks of chocolate</text:p>
          </table:table-cell>
          <table:table-cell table:number-columns-repeated="2"/>
          <table:table-cell table:style-name="ce13"/>
          <table:table-cell table:style-name="ce121"/>
          <table:table-cell table:style-name="ce136"/>
          <table:table-cell table:style-name="ce253"/>
          <table:table-cell table:style-name="ce347"/>
          <table:table-cell table:style-name="ce438"/>
          <table:table-cell table:style-name="ce530"/>
          <table:table-cell table:style-name="ce622"/>
          <table:table-cell table:style-name="ce121"/>
          <table:table-cell/>
          <table:table-cell table:style-name="ce636"/>
          <table:table-cell table:style-name="ce723"/>
          <table:table-cell table:style-name="ce809"/>
          <table:table-cell table:number-columns-repeated="1006"/>
        </table:table-row>
        <table:table-row table:style-name="ro3">
          <table:table-cell office:value-type="string" calcext:value-type="string">
            <text:p>units of something</text:p>
          </table:table-cell>
          <table:table-cell office:value-type="string" calcext:value-type="string">
            <text:p>Y comes in Xs</text:p>
            <text:p/>
            <text:p>OR Y lasts for X</text:p>
            <text:p/>
            <text:p/>
          </table:table-cell>
          <table:table-cell office:value-type="string" calcext:value-type="string">
            <text:p>a boatload of shrimp</text:p>
            <text:p>a bushel of peas</text:p>
            <text:p>3 months of free internet</text:p>
            <text:p>2 days of forced labour</text:p>
            <text:p>a fistful of dollars</text:p>
            <text:p>30 meters of rope</text:p>
          </table:table-cell>
          <table:table-cell office:value-type="string" calcext:value-type="string">
            <text:p>How much/many Y?</text:p>
          </table:table-cell>
          <table:table-cell/>
          <table:table-cell table:style-name="ce14" office:value-type="string" calcext:value-type="string">
            <text:p>y</text:p>
          </table:table-cell>
          <table:table-cell table:style-name="ce121" office:value-type="string" calcext:value-type="string">
            <text:p>--</text:p>
          </table:table-cell>
          <table:table-cell table:style-name="ce137" office:value-type="string" calcext:value-type="string">
            <text:p>--</text:p>
          </table:table-cell>
          <table:table-cell table:style-name="ce254" office:value-type="string" calcext:value-type="string">
            <text:p>--</text:p>
          </table:table-cell>
          <table:table-cell table:style-name="ce348" office:value-type="string" calcext:value-type="string">
            <text:p>--</text:p>
          </table:table-cell>
          <table:table-cell table:style-name="ce439" office:value-type="string" calcext:value-type="string">
            <text:p>--</text:p>
          </table:table-cell>
          <table:table-cell table:style-name="ce531" office:value-type="string" calcext:value-type="string">
            <text:p>--</text:p>
          </table:table-cell>
          <table:table-cell table:style-name="ce623" office:value-type="string" calcext:value-type="string">
            <text:p>y must be non-specific</text:p>
          </table:table-cell>
          <table:table-cell table:style-name="ce121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637" office:value-type="string" calcext:value-type="string">
            <text:p>x</text:p>
          </table:table-cell>
          <table:table-cell table:style-name="ce724" office:value-type="string" calcext:value-type="string">
            <text:p>not as good</text:p>
          </table:table-cell>
          <table:table-cell table:style-name="ce810" office:value-type="string" calcext:value-type="string">
            <text:p>-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quantity of something</text:p>
          </table:table-cell>
          <table:table-cell office:value-type="string" calcext:value-type="string">
            <text:p>X is an amount of Y</text:p>
          </table:table-cell>
          <table:table-cell office:value-type="string" calcext:value-type="string">
            <text:p>lots of money</text:p>
            <text:p>smatterings of conversation</text:p>
            <text:p>bunch of nonsense</text:p>
            <text:p>a large amount of garbage</text:p>
            <text:p>a number of issues</text:p>
            <text:p>heaps of trouble</text:p>
            <text:p>bit of sand</text:p>
            <text:p/>
            <text:p>an abundance of water</text:p>
            <text:p>a surplus of wheat</text:p>
            <text:p>?a shortfall of donations</text:p>
            <text:p>?a lack of respect</text:p>
          </table:table-cell>
          <table:table-cell office:value-type="string" calcext:value-type="string">
            <text:p>How much/many Y?</text:p>
          </table:table-cell>
          <table:table-cell/>
          <table:table-cell table:style-name="ce14"/>
          <table:table-cell table:style-name="ce121"/>
          <table:table-cell table:style-name="ce137"/>
          <table:table-cell table:number-columns-repeated="4" table:style-name="ce254" office:value-type="string" calcext:value-type="string">
            <text:p>--</text:p>
          </table:table-cell>
          <table:table-cell table:style-name="ce623"/>
          <table:table-cell table:style-name="ce121"/>
          <table:table-cell/>
          <table:table-cell table:style-name="ce637"/>
          <table:table-cell table:style-name="ce724"/>
          <table:table-cell table:style-name="ce810"/>
          <table:table-cell table:number-columns-repeated="1006"/>
        </table:table-row>
        <table:table-row table:style-name="ro2">
          <table:table-cell office:value-type="string" calcext:value-type="string">
            <text:p>attribute of a thing</text:p>
          </table:table-cell>
          <table:table-cell office:value-type="string" calcext:value-type="string">
            <text:p>Y has X</text:p>
          </table:table-cell>
          <table:table-cell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office:value-type="string" calcext:value-type="string">
            <text:p>What/who has X?</text:p>
            <text:p>Y has a certain sort of X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121" office:value-type="string" calcext:value-type="string">
            <text:p>x</text:p>
          </table:table-cell>
          <table:table-cell table:style-name="ce138" office:value-type="string" calcext:value-type="string">
            <text:p>?--</text:p>
          </table:table-cell>
          <table:table-cell table:style-name="ce255" office:value-type="string" calcext:value-type="string">
            <text:p>x</text:p>
          </table:table-cell>
          <table:table-cell table:style-name="ce349" office:value-type="string" calcext:value-type="string">
            <text:p>--</text:p>
          </table:table-cell>
          <table:table-cell table:style-name="ce440" office:value-type="string" calcext:value-type="string">
            <text:p>x</text:p>
          </table:table-cell>
          <table:table-cell table:style-name="ce532" office:value-type="string" calcext:value-type="string">
            <text:p>--</text:p>
          </table:table-cell>
          <table:table-cell table:style-name="ce624" office:value-type="string" calcext:value-type="string">
            <text:p>x must be def</text:p>
          </table:table-cell>
          <table:table-cell table:style-name="ce121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638" office:value-type="string" calcext:value-type="string">
            <text:p>--</text:p>
          </table:table-cell>
          <table:table-cell table:style-name="ce725" office:value-type="string" calcext:value-type="string">
            <text:p>--</text:p>
          </table:table-cell>
          <table:table-cell table:style-name="ce811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ttribute of a thing2</text:p>
          </table:table-cell>
          <table:table-cell office:value-type="string" calcext:value-type="string">
            <text:p>Y must have some sort of X</text:p>
          </table:table-cell>
          <table:table-cell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office:value-type="string" calcext:value-type="string">
            <text:p>What X is Y?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139" office:value-type="string" calcext:value-type="string">
            <text:p>x?</text:p>
          </table:table-cell>
          <table:table-cell table:style-name="ce256" office:value-type="string" calcext:value-type="string">
            <text:p>x</text:p>
          </table:table-cell>
          <table:table-cell table:style-name="ce350" office:value-type="string" calcext:value-type="string">
            <text:p>--</text:p>
          </table:table-cell>
          <table:table-cell table:style-name="ce441" office:value-type="string" calcext:value-type="string">
            <text:p>--</text:p>
          </table:table-cell>
          <table:table-cell table:style-name="ce533" office:value-type="string" calcext:value-type="string">
            <text:p>--</text:p>
          </table:table-cell>
          <table:table-cell table:style-name="ce622" office:value-type="string" calcext:value-type="string">
            <text:p>x must be def, y spec</text:p>
          </table:table-cell>
          <table:table-cell table:style-name="ce122" office:value-type="string" calcext:value-type="string">
            <text:p>--</text:p>
          </table:table-cell>
          <table:table-cell office:value-type="string" calcext:value-type="string">
            <text:p>--?</text:p>
          </table:table-cell>
          <table:table-cell table:style-name="ce639" office:value-type="string" calcext:value-type="string">
            <text:p>x</text:p>
          </table:table-cell>
          <table:table-cell table:style-name="ce726" office:value-type="string" calcext:value-type="string">
            <text:p>not as good</text:p>
          </table:table-cell>
          <table:table-cell table:style-name="ce812" office:value-type="string" calcext:value-type="string">
            <text:p>bes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djectivity of thing</text:p>
          </table:table-cell>
          <table:table-cell office:value-type="string" calcext:value-type="string">
            <text:p>Y is X(minus the -ness or other nominalizer)</text:p>
            <text:p>(Note: these are "attributes or aspects of a thing")</text:p>
          </table:table-cell>
          <table:table-cell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office:value-type="string" calcext:value-type="string">
            <text:p>What X does Y have?</text:p>
            <text:p/>
            <text:p>Most Y are X(adjective form).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23" office:value-type="string" calcext:value-type="string">
            <text:p>x</text:p>
          </table:table-cell>
          <table:table-cell table:style-name="ce140" office:value-type="string" calcext:value-type="string">
            <text:p>?--</text:p>
          </table:table-cell>
          <table:table-cell table:style-name="ce257" office:value-type="string" calcext:value-type="string">
            <text:p>x</text:p>
          </table:table-cell>
          <table:table-cell table:style-name="ce351" office:value-type="string" calcext:value-type="string">
            <text:p>--</text:p>
          </table:table-cell>
          <table:table-cell table:style-name="ce442" office:value-type="string" calcext:value-type="string">
            <text:p>x</text:p>
          </table:table-cell>
          <table:table-cell table:style-name="ce534" office:value-type="string" calcext:value-type="string">
            <text:p>--</text:p>
          </table:table-cell>
          <table:table-cell table:style-name="ce625" office:value-type="string" calcext:value-type="string">
            <text:p>x must be def</text:p>
          </table:table-cell>
          <table:table-cell table:style-name="ce12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640" office:value-type="string" calcext:value-type="string">
            <text:p>x</text:p>
          </table:table-cell>
          <table:table-cell table:style-name="ce727" office:value-type="string" calcext:value-type="string">
            <text:p>--</text:p>
          </table:table-cell>
          <table:table-cell table:style-name="ce813" office:value-type="string" calcext:value-type="string">
            <text:p>best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ttribute of a likeness – intrinsic</text:p>
          </table:table-cell>
          <table:table-cell office:value-type="string" calcext:value-type="string">
            <text:p>X is like (that of) Y</text:p>
          </table:table-cell>
          <table:table-cell office:value-type="string" calcext:value-type="string">
            <text:p>size of a grapefruit</text:p>
            <text:p>temperature of molten glass</text:p>
            <text:p>color of Mars</text:p>
            <text:p/>
            <text:p>shape of a heart</text:p>
            <text:p>form of a man</text:p>
            <text:p>image of God</text:p>
            <text:p>semblance of a lamb</text:p>
            <text:p>condition of an old man</text:p>
            <text:p/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office:value-type="string" calcext:value-type="string">
            <text:p>What X is Z?</text:p>
            <text:p>OR What X does Z have?</text:p>
            <text:p>OR Z is in the X of Y.</text:p>
            <text:p/>
            <text:p>This Z is the same X as Y.</text:p>
            <text:p>This Z has the same X as Y.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8" office:value-type="string" calcext:value-type="string">
            <text:p>--</text:p>
          </table:table-cell>
          <table:table-cell table:style-name="ce258" office:value-type="string" calcext:value-type="string">
            <text:p>--</text:p>
          </table:table-cell>
          <table:table-cell table:style-name="ce18" office:value-type="string" calcext:value-type="string">
            <text:p>--</text:p>
          </table:table-cell>
          <table:table-cell table:style-name="ce18" office:value-type="string" calcext:value-type="string">
            <text:p>x</text:p>
          </table:table-cell>
          <table:table-cell table:style-name="ce535" office:value-type="string" calcext:value-type="string">
            <text:p>--</text:p>
          </table:table-cell>
          <table:table-cell table:style-name="ce622" office:value-type="string" calcext:value-type="string">
            <text:p>x must be def, y non-spec or very spec</text:p>
          </table:table-cell>
          <table:table-cell office:value-type="string" calcext:value-type="string">
            <text:p>--</text:p>
          </table:table-cell>
          <table:table-cell/>
          <table:table-cell table:style-name="ce64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attribute of a likeness – extrinsic</text:p>
          </table:table-cell>
          <table:table-cell office:value-type="string" calcext:value-type="string">
            <text:p>X is like (that of) Y</text:p>
          </table:table-cell>
          <table:table-cell office:value-type="string" calcext:value-type="string">
            <text:p>stubborness of a mule</text:p>
            <text:p>humility of a servant</text:p>
            <text:p>force of a freight train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24" office:value-type="string" calcext:value-type="string">
            <text:p>meh</text:p>
          </table:table-cell>
          <table:table-cell table:style-name="ce18" office:value-type="string" calcext:value-type="string">
            <text:p>?--</text:p>
          </table:table-cell>
          <table:table-cell table:style-name="ce258"/>
          <table:table-cell table:style-name="ce18" table:number-columns-repeated="2"/>
          <table:table-cell table:style-name="ce535"/>
          <table:table-cell table:style-name="ce622"/>
          <table:table-cell table:number-columns-repeated="2"/>
          <table:table-cell table:style-name="ce641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subtype of a type</text:p>
          </table:table-cell>
          <table:table-cell office:value-type="string" calcext:value-type="string">
            <text:p>X is a subset of all Y</text:p>
          </table:table-cell>
          <table:table-cell office:value-type="string" calcext:value-type="string">
            <text:p>species of finch</text:p>
            <text:p>style of dress</text:p>
            <text:p>brand of popsicles</text:p>
            <text:p>mode of transportation</text:p>
            <text:p>sort of thing</text:p>
          </table:table-cell>
          <table:table-cell office:value-type="string" calcext:value-type="string">
            <text:p>What is this X a type of?</text:p>
          </table:table-cell>
          <table:table-cell/>
          <table:table-cell table:style-name="ce19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41" office:value-type="string" calcext:value-type="string">
            <text:p>x</text:p>
            <text:p>–</text:p>
          </table:table-cell>
          <table:table-cell table:style-name="ce259" office:value-type="string" calcext:value-type="string">
            <text:p>--</text:p>
          </table:table-cell>
          <table:table-cell table:style-name="ce352" office:value-type="string" calcext:value-type="string">
            <text:p>--</text:p>
          </table:table-cell>
          <table:table-cell table:style-name="ce443" office:value-type="string" calcext:value-type="string">
            <text:p>--</text:p>
          </table:table-cell>
          <table:table-cell table:style-name="ce536" office:value-type="string" calcext:value-type="string">
            <text:p>--</text:p>
          </table:table-cell>
          <table:table-cell table:style-name="ce626" office:value-type="string" calcext:value-type="string">
            <text:p>y must be non-specific</text:p>
          </table:table-cell>
          <table:table-cell table:number-columns-repeated="2" office:value-type="string" calcext:value-type="string">
            <text:p>x</text:p>
          </table:table-cell>
          <table:table-cell table:style-name="ce642" office:value-type="string" calcext:value-type="string">
            <text:p>--</text:p>
          </table:table-cell>
          <table:table-cell table:style-name="ce728" office:value-type="string" calcext:value-type="string">
            <text:p>--</text:p>
          </table:table-cell>
          <table:table-cell table:style-name="ce814" office:value-type="string" calcext:value-type="string">
            <text:p>-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tance of a type</text:p>
          </table:table-cell>
          <table:table-cell office:value-type="string" calcext:value-type="string">
            <text:p>X is a realization of Y</text:p>
          </table:table-cell>
          <table:table-cell office:value-type="string" calcext:value-type="string">
            <text:p>version of the iPhone</text:p>
            <text:p>arrangement of a song</text:p>
            <text:p>iteration of testing</text:p>
            <text:p>example of forward thinking</text:p>
            <text:p>round of golf</text:p>
          </table:table-cell>
          <table:table-cell office:value-type="string" calcext:value-type="string">
            <text:p>What is this X an example of?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124" office:value-type="string" calcext:value-type="string">
            <text:p>?--</text:p>
          </table:table-cell>
          <table:table-cell table:style-name="ce142" office:value-type="string" calcext:value-type="string">
            <text:p>x?</text:p>
          </table:table-cell>
          <table:table-cell table:style-name="ce260"/>
          <table:table-cell table:style-name="ce353"/>
          <table:table-cell table:style-name="ce444"/>
          <table:table-cell table:style-name="ce537"/>
          <table:table-cell table:style-name="ce622"/>
          <table:table-cell office:value-type="string" calcext:value-type="string">
            <text:p>x</text:p>
          </table:table-cell>
          <table:table-cell office:value-type="string" calcext:value-type="string">
            <text:p>x</text:p>
            <text:p>–</text:p>
          </table:table-cell>
          <table:table-cell table:style-name="ce643"/>
          <table:table-cell table:style-name="ce729"/>
          <table:table-cell table:style-name="ce815"/>
          <table:table-cell table:number-columns-repeated="1006"/>
        </table:table-row>
        <table:table-row table:style-name="ro2">
          <table:table-cell office:value-type="string" calcext:value-type="string">
            <text:p>position on an item</text:p>
          </table:table-cell>
          <table:table-cell office:value-type="string" calcext:value-type="string">
            <text:p>X is a point/area on/in Y</text:p>
          </table:table-cell>
          <table:table-cell office:value-type="string" calcext:value-type="string">
            <text:p>back of an envelope</text:p>
            <text:p>middle of nowhere</text:p>
            <text:p>bottom of the lake</text:p>
            <text:p>tip of the tongue/iceberg</text:p>
            <text:p>side of the road</text:p>
          </table:table-cell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3" office:value-type="string" calcext:value-type="string">
            <text:p>x</text:p>
            <text:p>?</text:p>
          </table:table-cell>
          <table:table-cell table:style-name="ce261"/>
          <table:table-cell table:style-name="ce354"/>
          <table:table-cell table:style-name="ce445"/>
          <table:table-cell table:style-name="ce538"/>
          <table:table-cell table:style-name="ce622"/>
          <table:table-cell table:number-columns-repeated="2" office:value-type="string" calcext:value-type="string">
            <text:p>--</text:p>
          </table:table-cell>
          <table:table-cell table:style-name="ce644" office:value-type="string" calcext:value-type="string">
            <text:p>best</text:p>
          </table:table-cell>
          <table:table-cell table:style-name="ce730" office:value-type="string" calcext:value-type="string">
            <text:p>x</text:p>
          </table:table-cell>
          <table:table-cell table:style-name="ce816" office:value-type="string" calcext:value-type="string">
            <text:p>not so mu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osition in time</text:p>
          </table:table-cell>
          <table:table-cell office:value-type="string" calcext:value-type="string">
            <text:p>X is a moment/stretch of time on/in Y</text:p>
          </table:table-cell>
          <table:table-cell office:value-type="string" calcext:value-type="string">
            <text:p>beginning of the new year</text:p>
            <text:p>end of the age</text:p>
            <text:p>middle of winter</text:p>
            <text:p>2nd week of May</text:p>
            <text:p>the eve of Christmas</text:p>
            <text:p>morning of August 11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4"/>
          <table:table-cell table:style-name="ce262"/>
          <table:table-cell table:style-name="ce355"/>
          <table:table-cell table:style-name="ce446"/>
          <table:table-cell table:style-name="ce539"/>
          <table:table-cell table:style-name="ce627" office:value-type="string" calcext:value-type="string">
            <text:p>x must be def</text:p>
          </table:table-cell>
          <table:table-cell table:number-columns-repeated="2" office:value-type="string" calcext:value-type="string">
            <text:p>--</text:p>
          </table:table-cell>
          <table:table-cell table:style-name="ce645" office:value-type="string" calcext:value-type="string">
            <text:p>x</text:p>
            <text:p>–</text:p>
          </table:table-cell>
          <table:table-cell table:style-name="ce731" office:value-type="string" calcext:value-type="string">
            <text:p>x</text:p>
          </table:table-cell>
          <table:table-cell table:style-name="ce817" office:value-type="string" calcext:value-type="string">
            <text:p>x</text:p>
            <text:p>–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ardinal direction from location</text:p>
          </table:table-cell>
          <table:table-cell office:value-type="string" calcext:value-type="string">
            <text:p>X is north/south/east/west of Y</text:p>
          </table:table-cell>
          <table:table-cell office:value-type="string" calcext:value-type="string">
            <text:p>east of Eden</text:p>
            <text:p>south of the border</text:p>
          </table:table-cell>
          <table:table-cell office:value-type="string" calcext:value-type="string">
            <text:p>Where from X?</text:p>
          </table:table-cell>
          <table:table-cell/>
          <table:table-cell table:style-name="ce23" office:value-type="string" calcext:value-type="string">
            <text:p>x</text:p>
          </table:table-cell>
          <table:table-cell table:style-name="ce124" office:value-type="string" calcext:value-type="string">
            <text:p>--</text:p>
          </table:table-cell>
          <table:table-cell table:style-name="ce145" office:value-type="string" calcext:value-type="string">
            <text:p>--</text:p>
          </table:table-cell>
          <table:table-cell table:style-name="ce263"/>
          <table:table-cell table:style-name="ce356"/>
          <table:table-cell table:style-name="ce447"/>
          <table:table-cell table:style-name="ce540"/>
          <table:table-cell table:style-name="ce622"/>
          <table:table-cell table:number-columns-repeated="2" office:value-type="string" calcext:value-type="string">
            <text:p>--</text:p>
          </table:table-cell>
          <table:table-cell table:style-name="ce646"/>
          <table:table-cell table:style-name="ce732"/>
          <table:table-cell table:style-name="ce818"/>
          <table:table-cell table:number-columns-repeated="1006"/>
        </table:table-row>
        <table:table-row table:style-name="ro1">
          <table:table-cell office:value-type="string" calcext:value-type="string">
            <text:p>activity of an object/(subject)</text:p>
          </table:table-cell>
          <table:table-cell office:value-type="string" calcext:value-type="string">
            <text:p>Y does X(intransitive verb)</text:p>
          </table:table-cell>
          <table:table-cell office:value-type="string" calcext:value-type="string">
            <text:p>running of the bulls</text:p>
            <text:p>shouting of the children</text:p>
            <text:p>fluttering of leaves</text:p>
          </table:table-cell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ce124" office:value-type="string" calcext:value-type="string">
            <text:p>x</text:p>
          </table:table-cell>
          <table:table-cell table:style-name="ce146" office:value-type="string" calcext:value-type="string">
            <text:p>--</text:p>
          </table:table-cell>
          <table:table-cell table:style-name="ce264"/>
          <table:table-cell table:style-name="ce357"/>
          <table:table-cell table:style-name="ce448"/>
          <table:table-cell table:style-name="ce541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style-name="ce647"/>
          <table:table-cell table:style-name="ce733"/>
          <table:table-cell table:style-name="ce819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R Y has X(transitive verb) done to it</text:p>
          </table:table-cell>
          <table:table-cell office:value-type="string" calcext:value-type="string">
            <text:p>beating of innocent civilians</text:p>
            <text:p>scouring of the Shire</text:p>
            <text:p>passing of the torch</text:p>
          </table:table-cell>
          <table:table-cell table:number-columns-repeated="2"/>
          <table:table-cell table:style-name="ce25" office:value-type="string" calcext:value-type="string">
            <text:p>x</text:p>
          </table:table-cell>
          <table:table-cell table:style-name="ce124" office:value-type="string" calcext:value-type="string">
            <text:p>x?</text:p>
          </table:table-cell>
          <table:table-cell table:style-name="ce147" office:value-type="string" calcext:value-type="string">
            <text:p>x?</text:p>
          </table:table-cell>
          <table:table-cell table:style-name="ce265"/>
          <table:table-cell table:style-name="ce358"/>
          <table:table-cell table:style-name="ce449"/>
          <table:table-cell table:style-name="ce542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style-name="ce648"/>
          <table:table-cell table:style-name="ce734"/>
          <table:table-cell table:style-name="ce820"/>
          <table:table-cell table:number-columns-repeated="1006"/>
        </table:table-row>
        <table:table-row table:style-name="ro3">
          <table:table-cell office:value-type="string" calcext:value-type="string">
            <text:p>deverbal noun of object</text:p>
          </table:table-cell>
          <table:table-cell table:style-name="Default"/>
          <table:table-cell table:style-name="ce4" office:value-type="string" calcext:value-type="string">
            <text:p>interpretation of the evidence</text:p>
            <text:p>collapse of the Towers</text:p>
            <text:p>breaking of the Fellowship</text:p>
            <text:p>cremation of Sam McGee</text:p>
            <text:p>arrival of the delegates</text:p>
            <text:p>change of pace</text:p>
          </table:table-cell>
          <table:table-cell table:number-columns-repeated="2"/>
          <table:table-cell table:style-name="ce26"/>
          <table:table-cell table:style-name="ce125"/>
          <table:table-cell table:style-name="ce148"/>
          <table:table-cell table:style-name="ce266"/>
          <table:table-cell table:style-name="ce359"/>
          <table:table-cell table:style-name="ce450"/>
          <table:table-cell table:style-name="ce543"/>
          <table:table-cell table:style-name="ce622"/>
          <table:table-cell table:style-name="ce125"/>
          <table:table-cell/>
          <table:table-cell table:style-name="ce649"/>
          <table:table-cell table:style-name="ce735"/>
          <table:table-cell table:style-name="ce821"/>
          <table:table-cell table:number-columns-repeated="1006"/>
        </table:table-row>
        <table:table-row table:style-name="ro7">
          <table:table-cell office:value-type="string" calcext:value-type="string">
            <text:p>certain amount of a set</text:p>
          </table:table-cell>
          <table:table-cell office:value-type="string" calcext:value-type="string">
            <text:p>X is a quantified portion of Y</text:p>
          </table:table-cell>
          <table:table-cell office:value-type="string" calcext:value-type="string">
            <text:p>most of the women</text:p>
            <text:p>half of all doctors</text:p>
            <text:p>none of us</text:p>
            <text:p>2 of the 3</text:p>
          </table:table-cell>
          <table:table-cell office:value-type="string" calcext:value-type="string">
            <text:p>How much/many of Y?</text:p>
          </table:table-cell>
          <table:table-cell/>
          <table:table-cell table:style-name="ce27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49" office:value-type="string" calcext:value-type="string">
            <text:p>--</text:p>
          </table:table-cell>
          <table:table-cell table:style-name="ce267"/>
          <table:table-cell table:style-name="ce360"/>
          <table:table-cell table:style-name="ce451"/>
          <table:table-cell table:style-name="ce544"/>
          <table:table-cell table:style-name="ce622"/>
          <table:table-cell table:number-columns-repeated="2" office:value-type="string" calcext:value-type="string">
            <text:p>--</text:p>
          </table:table-cell>
          <table:table-cell table:style-name="ce650"/>
          <table:table-cell table:style-name="ce736"/>
          <table:table-cell table:style-name="ce822"/>
          <table:table-cell table:number-columns-repeated="1006"/>
        </table:table-row>
        <table:table-row table:style-name="ro7">
          <table:table-cell office:value-type="string" calcext:value-type="string">
            <text:p>collection of a number</text:p>
          </table:table-cell>
          <table:table-cell office:value-type="string" calcext:value-type="string">
            <text:p>X has Y members</text:p>
          </table:table-cell>
          <table:table-cell office:value-type="string" calcext:value-type="string">
            <text:p>group of 3 (girls)</text:p>
            <text:p>packages of 12 (hotdogs)</text:p>
            <text:p>set of 60</text:p>
            <text:p>bundle of 1 million (fibers)</text:p>
          </table:table-cell>
          <table:table-cell office:value-type="string" calcext:value-type="string">
            <text:p>How many are in X?</text:p>
          </table:table-cell>
          <table:table-cell/>
          <table:table-cell table:style-name="ce28" office:value-type="string" calcext:value-type="string">
            <text:p>x</text:p>
          </table:table-cell>
          <table:table-cell table:style-name="ce124" office:value-type="string" calcext:value-type="string">
            <text:p>--</text:p>
          </table:table-cell>
          <table:table-cell table:style-name="ce150" office:value-type="string" calcext:value-type="string">
            <text:p>--</text:p>
          </table:table-cell>
          <table:table-cell table:style-name="ce268"/>
          <table:table-cell table:style-name="ce361"/>
          <table:table-cell table:style-name="ce452"/>
          <table:table-cell table:style-name="ce545"/>
          <table:table-cell table:style-name="ce622"/>
          <table:table-cell table:number-columns-repeated="2" office:value-type="string" calcext:value-type="string">
            <text:p>x</text:p>
          </table:table-cell>
          <table:table-cell table:style-name="ce651"/>
          <table:table-cell table:style-name="ce737"/>
          <table:table-cell table:style-name="ce823"/>
          <table:table-cell table:number-columns-repeated="1006"/>
        </table:table-row>
        <table:table-row table:style-name="ro2">
          <table:table-cell office:value-type="string" calcext:value-type="string">
            <text:p>collection of something</text:p>
          </table:table-cell>
          <table:table-cell office:value-type="string" calcext:value-type="string">
            <text:p>X is a group of Y</text:p>
          </table:table-cell>
          <table:table-cell office:value-type="string" calcext:value-type="string">
            <text:p>collection of fine wines</text:p>
            <text:p>assortment of electronics</text:p>
            <text:p>flock of birds</text:p>
            <text:p>crowd of people</text:p>
            <text:p>conglomeration of ideas</text:p>
          </table:table-cell>
          <table:table-cell table:number-columns-repeated="2"/>
          <table:table-cell table:style-name="ce28"/>
          <table:table-cell table:style-name="ce124"/>
          <table:table-cell table:style-name="ce150"/>
          <table:table-cell table:style-name="ce268"/>
          <table:table-cell table:style-name="ce361"/>
          <table:table-cell table:style-name="ce452"/>
          <table:table-cell table:style-name="ce545"/>
          <table:table-cell table:style-name="ce622"/>
          <table:table-cell table:number-columns-repeated="2"/>
          <table:table-cell table:style-name="ce651"/>
          <table:table-cell table:style-name="ce737"/>
          <table:table-cell table:style-name="ce823"/>
          <table:table-cell table:number-columns-repeated="1006"/>
        </table:table-row>
        <table:table-row table:style-name="ro7">
          <table:table-cell office:value-type="string" calcext:value-type="string">
            <text:p>organized collection of something</text:p>
          </table:table-cell>
          <table:table-cell office:value-type="string" calcext:value-type="string">
            <text:p>X is an organized group of Y</text:p>
          </table:table-cell>
          <table:table-cell office:value-type="string" calcext:value-type="string">
            <text:p>stack of papers</text:p>
            <text:p>line of cars</text:p>
            <text:p>string of pearls</text:p>
            <text:p>phalanx of soldiers</text:p>
          </table:table-cell>
          <table:table-cell table:number-columns-repeated="2"/>
          <table:table-cell table:style-name="ce28"/>
          <table:table-cell table:style-name="ce124"/>
          <table:table-cell table:style-name="ce150"/>
          <table:table-cell table:style-name="ce268"/>
          <table:table-cell table:style-name="ce361"/>
          <table:table-cell table:style-name="ce452"/>
          <table:table-cell table:style-name="ce545"/>
          <table:table-cell table:style-name="ce622"/>
          <table:table-cell table:number-columns-repeated="2"/>
          <table:table-cell table:style-name="ce651"/>
          <table:table-cell table:style-name="ce737"/>
          <table:table-cell table:style-name="ce823"/>
          <table:table-cell table:number-columns-repeated="1006"/>
        </table:table-row>
        <table:table-row table:style-name="ro2">
          <table:table-cell office:value-type="string" calcext:value-type="string">
            <text:p>mass of something</text:p>
          </table:table-cell>
          <table:table-cell office:value-type="string" calcext:value-type="string">
            <text:p>X is an unspecified quantity of substance Y</text:p>
          </table:table-cell>
          <table:table-cell office:value-type="string" calcext:value-type="string">
            <text:p>blob of tissue</text:p>
            <text:p>pile of crap</text:p>
            <text:p>clump of dirt</text:p>
            <text:p>slurry of chemicals</text:p>
            <text:p>speck of dust</text:p>
          </table:table-cell>
          <table:table-cell table:number-columns-repeated="2"/>
          <table:table-cell table:style-name="ce28"/>
          <table:table-cell table:style-name="ce124"/>
          <table:table-cell table:style-name="ce150"/>
          <table:table-cell table:style-name="ce268"/>
          <table:table-cell table:style-name="ce361"/>
          <table:table-cell table:style-name="ce452"/>
          <table:table-cell table:style-name="ce545"/>
          <table:table-cell table:style-name="ce622"/>
          <table:table-cell table:number-columns-repeated="2"/>
          <table:table-cell table:style-name="ce651"/>
          <table:table-cell table:style-name="ce737"/>
          <table:table-cell table:style-name="ce823"/>
          <table:table-cell table:number-columns-repeated="1006"/>
        </table:table-row>
        <table:table-row table:style-name="ro8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7">
          <table:table-cell office:value-type="string" calcext:value-type="string">
            <text:p>shaped mass of something</text:p>
          </table:table-cell>
          <table:table-cell office:value-type="string" calcext:value-type="string">
            <text:p>X is an unspecified quantity of substance Y in a certain configuration</text:p>
          </table:table-cell>
          <table:table-cell office:value-type="string" calcext:value-type="string">
            <text:p>block of cheese</text:p>
            <text:p>sheet of plywood</text:p>
            <text:p>loaf of bread</text:p>
            <text:p>bar of gold</text:p>
          </table:table-cell>
          <table:table-cell table:number-columns-repeated="2"/>
          <table:table-cell table:style-name="ce28" office:value-type="string" calcext:value-type="string">
            <text:p>y</text:p>
          </table:table-cell>
          <table:table-cell table:style-name="ce124"/>
          <table:table-cell table:style-name="ce150"/>
          <table:table-cell table:style-name="ce268"/>
          <table:table-cell table:style-name="ce361"/>
          <table:table-cell table:style-name="ce452"/>
          <table:table-cell table:style-name="ce545"/>
          <table:table-cell table:style-name="ce622"/>
          <table:table-cell table:number-columns-repeated="2"/>
          <table:table-cell table:style-name="ce651"/>
          <table:table-cell table:style-name="ce737"/>
          <table:table-cell table:style-name="ce823"/>
          <table:table-cell table:number-columns-repeated="1006"/>
        </table:table-row>
        <table:table-row table:style-name="ro1">
          <table:table-cell office:value-type="string" calcext:value-type="string">
            <text:p>change of amount</text:p>
          </table:table-cell>
          <table:table-cell office:value-type="string" calcext:value-type="string">
            <text:p>Z Xs (verb form) by Y</text:p>
          </table:table-cell>
          <table:table-cell office:value-type="string" calcext:value-type="string">
            <text:p>drop of 75%</text:p>
            <text:p>increase of $1</text:p>
            <text:p>adjustment of -0.001 degrees</text:p>
          </table:table-cell>
          <table:table-cell office:value-type="string" calcext:value-type="string">
            <text:p>How much did X change by?</text:p>
          </table:table-cell>
          <table:table-cell/>
          <table:table-cell table:style-name="ce29" office:value-type="string" calcext:value-type="string">
            <text:p>x</text:p>
          </table:table-cell>
          <table:table-cell table:style-name="ce124" office:value-type="string" calcext:value-type="string">
            <text:p>--</text:p>
          </table:table-cell>
          <table:table-cell table:style-name="ce151" office:value-type="string" calcext:value-type="string">
            <text:p>x</text:p>
          </table:table-cell>
          <table:table-cell table:style-name="ce269"/>
          <table:table-cell table:style-name="ce362"/>
          <table:table-cell table:style-name="ce453"/>
          <table:table-cell table:style-name="ce546"/>
          <table:table-cell table:style-name="ce622"/>
          <table:table-cell table:number-columns-repeated="2" office:value-type="string" calcext:value-type="string">
            <text:p>x</text:p>
          </table:table-cell>
          <table:table-cell table:style-name="ce652"/>
          <table:table-cell table:style-name="ce738"/>
          <table:table-cell table:style-name="ce824"/>
          <table:table-cell table:number-columns-repeated="1006"/>
        </table:table-row>
        <table:table-row table:style-name="ro1">
          <table:table-cell office:value-type="string" calcext:value-type="string">
            <text:p>thing of so many units</text:p>
          </table:table-cell>
          <table:table-cell office:value-type="string" calcext:value-type="string">
            <text:p>X is divisible into Y<text:span text:style-name="T1">a</text:span> Y<text:span text:style-name="T2">b</text:span>s</text:p>
          </table:table-cell>
          <table:table-cell table:style-name="ce8" office:value-type="string" calcext:value-type="string">
            <text:p>distance of 20 meters</text:p>
            <text:p>journey of six days</text:p>
            <text:p>savings of 27%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24"/>
          <table:table-cell table:style-name="ce18"/>
          <table:table-cell table:style-name="ce258"/>
          <table:table-cell table:style-name="ce18" table:number-columns-repeated="2"/>
          <table:table-cell table:style-name="ce535"/>
          <table:table-cell table:style-name="ce622"/>
          <table:table-cell table:number-columns-repeated="2" office:value-type="string" calcext:value-type="string">
            <text:p>x?</text:p>
          </table:table-cell>
          <table:table-cell table:style-name="ce653"/>
          <table:table-cell table:style-name="ce739"/>
          <table:table-cell table:style-name="ce825"/>
          <table:table-cell table:number-columns-repeated="1006"/>
        </table:table-row>
        <table:table-row table:style-name="ro4">
          <table:table-cell office:value-type="string" calcext:value-type="string">
            <text:p>choice of two</text:p>
          </table:table-cell>
          <table:table-cell office:value-type="string" calcext:value-type="string">
            <text:p>X is the greater of two (Y)</text:p>
          </table:table-cell>
          <table:table-cell office:value-type="string" calcext:value-type="string">
            <text:p>the taller of the two</text:p>
            <text:p>the lesser of two evils</text:p>
          </table:table-cell>
          <table:table-cell office:value-type="string" calcext:value-type="string">
            <text:p>Which of the two Ys?</text:p>
          </table:table-cell>
          <table:table-cell/>
          <table:table-cell table:style-name="ce18" office:value-type="string" calcext:value-type="string">
            <text:p>y?</text:p>
          </table:table-cell>
          <table:table-cell table:style-name="ce124"/>
          <table:table-cell table:style-name="ce18"/>
          <table:table-cell table:style-name="ce270"/>
          <table:table-cell table:style-name="ce363"/>
          <table:table-cell table:style-name="ce454"/>
          <table:table-cell table:style-name="ce547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?--</text:p>
          </table:table-cell>
          <table:table-cell table:style-name="ce654"/>
          <table:table-cell table:style-name="ce740"/>
          <table:table-cell table:style-name="ce826"/>
          <table:table-cell table:number-columns-repeated="1006"/>
        </table:table-row>
        <table:table-row table:style-name="ro7">
          <table:table-cell office:value-type="string" calcext:value-type="string">
            <text:p>A-est of a group</text:p>
          </table:table-cell>
          <table:table-cell office:value-type="string" calcext:value-type="string">
            <text:p>Z is the Xest Y(minus plural)</text:p>
            <text:p>(Note: X could refer to singular or plural)</text:p>
          </table:table-cell>
          <table:table-cell office:value-type="string" calcext:value-type="string">
            <text:p>loudest of the boys</text:p>
            <text:p>the last of the Mohicans</text:p>
            <text:p>most absurd of the explanations</text:p>
            <text:p>?craziest of dreams</text:p>
          </table:table-cell>
          <table:table-cell table:style-name="ce9" office:value-type="string" calcext:value-type="string" table:number-columns-spanned="1" table:number-rows-spanned="2">
            <text:p>What is Z the Xest of?</text:p>
          </table:table-cell>
          <table:table-cell table:style-name="ce9"/>
          <table:table-cell table:style-name="ce30" office:value-type="string" calcext:value-type="string">
            <text:p>y</text:p>
          </table:table-cell>
          <table:table-cell table:style-name="ce124" office:value-type="string" calcext:value-type="string">
            <text:p>--</text:p>
          </table:table-cell>
          <table:table-cell table:style-name="ce152" office:value-type="string" calcext:value-type="string">
            <text:p>--</text:p>
          </table:table-cell>
          <table:table-cell table:style-name="ce271"/>
          <table:table-cell table:style-name="ce364"/>
          <table:table-cell table:style-name="ce455"/>
          <table:table-cell table:style-name="ce548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x</text:p>
            <text:p>–</text:p>
          </table:table-cell>
          <table:table-cell table:style-name="ce655"/>
          <table:table-cell table:style-name="ce741"/>
          <table:table-cell table:style-name="ce827"/>
          <table:table-cell table:number-columns-repeated="1006"/>
        </table:table-row>
        <table:table-row table:style-name="ro4">
          <table:table-cell office:value-type="string" calcext:value-type="string">
            <text:p>A-est of a quantified set or quantifier</text:p>
          </table:table-cell>
          <table:table-cell office:value-type="string" calcext:value-type="string">
            <text:p>Z is the Xest of Y</text:p>
          </table:table-cell>
          <table:table-cell office:value-type="string" calcext:value-type="string">
            <text:p>the first of many ()</text:p>
            <text:p>strongest of all (men)</text:p>
          </table:table-cell>
          <table:covered-table-cell/>
          <table:table-cell/>
          <table:table-cell table:style-name="ce31"/>
          <table:table-cell table:style-name="ce124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72"/>
          <table:table-cell table:style-name="ce365"/>
          <table:table-cell table:style-name="ce456"/>
          <table:table-cell table:style-name="ce549"/>
          <table:table-cell table:style-name="ce622"/>
          <table:table-cell office:value-type="string" calcext:value-type="string">
            <text:p>--</text:p>
          </table:table-cell>
          <table:table-cell office:value-type="string" calcext:value-type="string">
            <text:p>?--</text:p>
          </table:table-cell>
          <table:table-cell table:style-name="ce656"/>
          <table:table-cell table:style-name="ce742"/>
          <table:table-cell table:style-name="ce828"/>
          <table:table-cell table:number-columns-repeated="1006"/>
        </table:table-row>
        <table:table-row table:style-name="ro2">
          <table:table-cell office:value-type="string" calcext:value-type="string">
            <text:p>item of a material</text:p>
          </table:table-cell>
          <table:table-cell office:value-type="string" calcext:value-type="string">
            <text:p>X is made of Y</text:p>
          </table:table-cell>
          <table:table-cell office:value-type="string" calcext:value-type="string">
            <text:p>house of brick</text:p>
            <text:p>abs of steel</text:p>
            <text:p>spheres of a mysteries substance</text:p>
            <text:p>house of cards</text:p>
            <text:p>web of lies</text:p>
          </table:table-cell>
          <table:table-cell office:value-type="string" calcext:value-type="string">
            <text:p>What is X composed of?</text:p>
          </table:table-cell>
          <table:table-cell/>
          <table:table-cell table:style-name="ce32"/>
          <table:table-cell table:style-name="ce126" office:value-type="string" calcext:value-type="string">
            <text:p>--</text:p>
          </table:table-cell>
          <table:table-cell table:style-name="ce154" office:value-type="string" calcext:value-type="string">
            <text:p>x</text:p>
            <text:p>–</text:p>
          </table:table-cell>
          <table:table-cell table:style-name="ce273"/>
          <table:table-cell table:style-name="ce366"/>
          <table:table-cell table:style-name="ce457"/>
          <table:table-cell table:style-name="ce550"/>
          <table:table-cell table:style-name="ce622"/>
          <table:table-cell table:number-columns-repeated="2" office:value-type="string" calcext:value-type="string">
            <text:p>x</text:p>
          </table:table-cell>
          <table:table-cell table:style-name="ce657"/>
          <table:table-cell table:style-name="ce743"/>
          <table:table-cell table:style-name="ce829"/>
          <table:table-cell table:number-columns-repeated="1006"/>
        </table:table-row>
        <table:table-row table:style-name="ro3">
          <table:table-cell office:value-type="string" calcext:value-type="string">
            <text:p>thing of a certain nature</text:p>
          </table:table-cell>
          <table:table-cell/>
          <table:table-cell office:value-type="string" calcext:value-type="string">
            <text:p>matter of urgency</text:p>
            <text:p>act of treason</text:p>
            <text:p>force of nature</text:p>
            <text:p>pattern of sin</text:p>
          </table:table-cell>
          <table:table-cell table:style-name="ce3" office:value-type="string" calcext:value-type="string">
            <text:p><text:span text:style-name="T4">What kind of X?</text:span></text:p>
            <text:p><text:span text:style-name="T4">One of Y.</text:span></text:p>
            <text:p/>
            <text:p>Y can be expressed as an adjective. Like urgent matter, treasonous act.</text:p>
          </table:table-cell>
          <table:table-cell table:style-name="ce3"/>
          <table:table-cell table:style-name="ce33" office:value-type="string" calcext:value-type="string">
            <text:p>x</text:p>
          </table:table-cell>
          <table:table-cell table:style-name="ce124" office:value-type="string" calcext:value-type="string">
            <text:p>poetic</text:p>
          </table:table-cell>
          <table:table-cell table:style-name="ce155" office:value-type="string" calcext:value-type="string">
            <text:p>--</text:p>
          </table:table-cell>
          <table:table-cell table:style-name="ce274"/>
          <table:table-cell table:style-name="ce367"/>
          <table:table-cell table:style-name="ce458"/>
          <table:table-cell table:style-name="ce551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58" office:value-type="string" calcext:value-type="string">
            <text:p>--</text:p>
          </table:table-cell>
          <table:table-cell table:style-name="ce744" office:value-type="string" calcext:value-type="string">
            <text:p>--</text:p>
          </table:table-cell>
          <table:table-cell table:style-name="ce830" office:value-type="string" calcext:value-type="string">
            <text:p>--</text:p>
          </table:table-cell>
          <table:table-cell table:number-columns-repeated="1006"/>
        </table:table-row>
        <table:table-row table:style-name="ro9">
          <table:table-cell table:number-columns-repeated="2"/>
          <table:table-cell office:value-type="string" calcext:value-type="string">
            <text:p>war of attrition</text:p>
            <text:p>cries of alarm</text:p>
            <text:p>lack of respect</text:p>
            <text:p>test of faith</text:p>
            <text:p>clash of civilizations</text:p>
            <text:p>plan of attack</text:p>
            <text:p>sons of thunder</text:p>
          </table:table-cell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127" office:value-type="string" calcext:value-type="string">
            <text:p>--</text:p>
          </table:table-cell>
          <table:table-cell table:style-name="ce156" office:value-type="string" calcext:value-type="string">
            <text:p>kinda</text:p>
          </table:table-cell>
          <table:table-cell table:style-name="ce275"/>
          <table:table-cell table:style-name="ce368"/>
          <table:table-cell table:style-name="ce459"/>
          <table:table-cell table:style-name="ce552"/>
          <table:table-cell table:style-name="ce622"/>
          <table:table-cell table:style-name="ce127" office:value-type="string" calcext:value-type="string">
            <text:p>x</text:p>
          </table:table-cell>
          <table:table-cell/>
          <table:table-cell table:style-name="ce659" office:value-type="string" calcext:value-type="string">
            <text:p>--</text:p>
          </table:table-cell>
          <table:table-cell table:style-name="ce745" office:value-type="string" calcext:value-type="string">
            <text:p>x</text:p>
          </table:table-cell>
          <table:table-cell table:style-name="ce831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X pertains to Y</text:p>
            <text:p>(Note: this Y can have X)</text:p>
          </table:table-cell>
          <table:table-cell office:value-type="string" calcext:value-type="string">
            <text:p>way of the Master</text:p>
            <text:p>sword of the Spirit</text:p>
            <text:p>day of the Lord</text:p>
            <text:p>fans of the game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18" office:value-type="string" calcext:value-type="string">
            <text:p>meh</text:p>
          </table:table-cell>
          <table:table-cell table:style-name="ce258"/>
          <table:table-cell table:style-name="ce18" table:number-columns-repeated="2"/>
          <table:table-cell table:style-name="ce535"/>
          <table:table-cell table:style-name="ce622"/>
          <table:table-cell table:style-name="ce1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41" office:value-type="string" calcext:value-type="string">
            <text:p>?</text:p>
            <text:p>–</text:p>
          </table:table-cell>
          <table:table-cell table:style-name="ce641" office:value-type="string" calcext:value-type="string">
            <text:p>x</text:p>
            <text:p>–</text:p>
          </table:table-cell>
          <table:table-cell table:style-name="ce641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hing of a certain color</text:p>
          </table:table-cell>
          <table:table-cell office:value-type="string" calcext:value-type="string">
            <text:p>X is Y(color)</text:p>
            <text:p>(Note: functions in most ways like item of material)</text:p>
          </table:table-cell>
          <table:table-cell office:value-type="string" calcext:value-type="string">
            <text:p>skies of blue</text:p>
            <text:p>flashes of red and yellow</text:p>
            <text:p>coat of many colors</text:p>
            <text:p>skin of a greenish hue</text:p>
          </table:table-cell>
          <table:table-cell office:value-type="string" calcext:value-type="string">
            <text:p>What color is X ?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124"/>
          <table:table-cell table:style-name="ce157"/>
          <table:table-cell table:style-name="ce276"/>
          <table:table-cell table:style-name="ce369"/>
          <table:table-cell table:style-name="ce460"/>
          <table:table-cell table:style-name="ce553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0"/>
          <table:table-cell table:style-name="ce746"/>
          <table:table-cell table:style-name="ce832"/>
          <table:table-cell table:number-columns-repeated="1006"/>
        </table:table-row>
        <table:table-row table:style-name="ro4">
          <table:table-cell table:number-columns-repeated="5"/>
          <table:table-cell table:style-name="ce36"/>
          <table:table-cell table:style-name="ce124"/>
          <table:table-cell table:style-name="ce158"/>
          <table:table-cell table:style-name="ce277"/>
          <table:table-cell table:style-name="ce370"/>
          <table:table-cell table:style-name="ce461"/>
          <table:table-cell table:style-name="ce554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1"/>
          <table:table-cell table:style-name="ce747"/>
          <table:table-cell table:style-name="ce833"/>
          <table:table-cell table:number-columns-repeated="1006"/>
        </table:table-row>
        <table:table-row table:style-name="ro1">
          <table:table-cell office:value-type="string" calcext:value-type="string">
            <text:p>name of place</text:p>
          </table:table-cell>
          <table:table-cell office:value-type="string" calcext:value-type="string">
            <text:p>X is from Y</text:p>
          </table:table-cell>
          <table:table-cell office:value-type="string" calcext:value-type="string">
            <text:p>William of Orange</text:p>
            <text:p>Robin of Loxley</text:p>
            <text:p>Sir Fancy Pants of Funkytown</text:p>
          </table:table-cell>
          <table:table-cell office:value-type="string" calcext:value-type="string">
            <text:p>Where is X from?</text:p>
          </table:table-cell>
          <table:table-cell/>
          <table:table-cell table:style-name="ce36"/>
          <table:table-cell table:style-name="ce124"/>
          <table:table-cell table:style-name="ce158"/>
          <table:table-cell table:style-name="ce277"/>
          <table:table-cell table:style-name="ce370"/>
          <table:table-cell table:style-name="ce461"/>
          <table:table-cell table:style-name="ce554"/>
          <table:table-cell table:style-name="ce622"/>
          <table:table-cell table:number-columns-repeated="2"/>
          <table:table-cell table:style-name="ce661"/>
          <table:table-cell table:style-name="ce747"/>
          <table:table-cell table:style-name="ce833"/>
          <table:table-cell table:number-columns-repeated="1006"/>
        </table:table-row>
        <table:table-row table:style-name="ro1">
          <table:table-cell office:value-type="string" calcext:value-type="string">
            <text:p>event of a place</text:p>
          </table:table-cell>
          <table:table-cell office:value-type="string" calcext:value-type="string">
            <text:p>X happens in/at/on Y</text:p>
          </table:table-cell>
          <table:table-cell office:value-type="string" calcext:value-type="string">
            <text:p>Battle of Thermopylae</text:p>
            <text:p>grand opening of the store</text:p>
            <text:p/>
          </table:table-cell>
          <table:table-cell table:number-columns-repeated="2"/>
          <table:table-cell table:style-name="ce37" office:value-type="string" calcext:value-type="string">
            <text:p>x</text:p>
          </table:table-cell>
          <table:table-cell table:style-name="ce124"/>
          <table:table-cell table:style-name="ce159"/>
          <table:table-cell table:style-name="ce278"/>
          <table:table-cell table:style-name="ce371"/>
          <table:table-cell table:style-name="ce462"/>
          <table:table-cell table:style-name="ce555"/>
          <table:table-cell table:style-name="ce622"/>
          <table:table-cell office:value-type="string" calcext:value-type="string">
            <text:p>?</text:p>
          </table:table-cell>
          <table:table-cell/>
          <table:table-cell table:style-name="ce662"/>
          <table:table-cell table:style-name="ce748"/>
          <table:table-cell table:style-name="ce834"/>
          <table:table-cell table:number-columns-repeated="1006"/>
        </table:table-row>
        <table:table-row table:style-name="ro2">
          <table:table-cell office:value-type="string" calcext:value-type="string">
            <text:p>event of a time period/date</text:p>
          </table:table-cell>
          <table:table-cell office:value-type="string" calcext:value-type="string">
            <text:p>X happens in/on/during Y</text:p>
          </table:table-cell>
          <table:table-cell office:value-type="string" calcext:value-type="string">
            <text:p>the war of 1812</text:p>
            <text:p>eruptions of the last few years</text:p>
            <text:p>events of September 11</text:p>
            <text:p>developments of the 1<text:span text:style-name="T3">st</text:span> millennium</text:p>
            <text:p>*the meeting of 3pm</text:p>
          </table:table-cell>
          <table:table-cell table:number-columns-repeated="2"/>
          <table:table-cell table:style-name="ce38" office:value-type="string" calcext:value-type="string">
            <text:p>x</text:p>
          </table:table-cell>
          <table:table-cell table:style-name="ce124"/>
          <table:table-cell table:style-name="ce160"/>
          <table:table-cell table:style-name="ce279"/>
          <table:table-cell table:style-name="ce372"/>
          <table:table-cell table:style-name="ce463"/>
          <table:table-cell table:style-name="ce556"/>
          <table:table-cell table:style-name="ce622"/>
          <table:table-cell office:value-type="string" calcext:value-type="string">
            <text:p>?</text:p>
          </table:table-cell>
          <table:table-cell/>
          <table:table-cell table:style-name="ce663"/>
          <table:table-cell table:style-name="ce749"/>
          <table:table-cell table:style-name="ce835"/>
          <table:table-cell table:number-columns-repeated="1006"/>
        </table:table-row>
        <table:table-row table:style-name="ro1">
          <table:table-cell office:value-type="string" calcext:value-type="string">
            <text:p>event of an object</text:p>
          </table:table-cell>
          <table:table-cell office:value-type="string" calcext:value-type="string">
            <text:p>X happens to Y</text:p>
          </table:table-cell>
          <table:table-cell office:value-type="string" calcext:value-type="string">
            <text:p>birth of a child</text:p>
            <text:p>destruction of the temple</text:p>
            <text:p>scouring of the Shire</text:p>
          </table:table-cell>
          <table:table-cell office:value-type="string" calcext:value-type="string">
            <text:p>The Y was Xed(verb form)</text:p>
          </table:table-cell>
          <table:table-cell/>
          <table:table-cell table:style-name="ce39" office:value-type="string" calcext:value-type="string">
            <text:p>x</text:p>
          </table:table-cell>
          <table:table-cell table:style-name="ce124"/>
          <table:table-cell table:style-name="ce161"/>
          <table:table-cell table:style-name="ce280"/>
          <table:table-cell table:style-name="ce373"/>
          <table:table-cell table:style-name="ce464"/>
          <table:table-cell table:style-name="ce557"/>
          <table:table-cell table:style-name="ce622"/>
          <table:table-cell office:value-type="string" calcext:value-type="string">
            <text:p>?</text:p>
          </table:table-cell>
          <table:table-cell/>
          <table:table-cell table:style-name="ce664"/>
          <table:table-cell table:style-name="ce750"/>
          <table:table-cell table:style-name="ce836"/>
          <table:table-cell table:number-columns-repeated="1006"/>
        </table:table-row>
        <table:table-row table:style-name="ro2">
          <table:table-cell office:value-type="string" calcext:value-type="string">
            <text:p>exemplar of a time period</text:p>
          </table:table-cell>
          <table:table-cell office:value-type="string" calcext:value-type="string">
            <text:p>X is the best/worst/ultimate during Y</text:p>
          </table:table-cell>
          <table:table-cell office:value-type="string" calcext:value-type="string">
            <text:p>employee of the month</text:p>
            <text:p>man of the hour</text:p>
            <text:p>party of the century</text:p>
            <text:p>dream of a lifetime</text:p>
            <text:p>mystery of the ages</text:p>
          </table:table-cell>
          <table:table-cell table:number-columns-repeated="2"/>
          <table:table-cell table:style-name="ce40" office:value-type="string" calcext:value-type="string">
            <text:p>x</text:p>
          </table:table-cell>
          <table:table-cell table:style-name="ce124"/>
          <table:table-cell table:style-name="ce162"/>
          <table:table-cell table:style-name="ce281"/>
          <table:table-cell table:style-name="ce374"/>
          <table:table-cell table:style-name="ce465"/>
          <table:table-cell table:style-name="ce558"/>
          <table:table-cell table:style-name="ce622"/>
          <table:table-cell office:value-type="string" calcext:value-type="string">
            <text:p>x</text:p>
            <text:p>–</text:p>
          </table:table-cell>
          <table:table-cell/>
          <table:table-cell table:style-name="ce665"/>
          <table:table-cell table:style-name="ce751"/>
          <table:table-cell table:style-name="ce837"/>
          <table:table-cell table:number-columns-repeated="1006"/>
        </table:table-row>
        <table:table-row table:style-name="ro3">
          <table:table-cell office:value-type="string" calcext:value-type="string">
            <text:p>foremost of anything</text:p>
          </table:table-cell>
          <table:table-cell office:value-type="string" calcext:value-type="string">
            <text:p>X is the head of Y</text:p>
          </table:table-cell>
          <table:table-cell office:value-type="string" calcext:value-type="string">
            <text:p>queen of England</text:p>
            <text:p>lord of the flies</text:p>
            <text:p>leader of the gang</text:p>
            <text:p>head of security</text:p>
            <text:p>capital of Uzbekistan</text:p>
            <text:p>?governors of the empire</text:p>
          </table:table-cell>
          <table:table-cell table:number-columns-repeated="2"/>
          <table:table-cell table:style-name="ce41" office:value-type="string" calcext:value-type="string">
            <text:p>x</text:p>
          </table:table-cell>
          <table:table-cell table:style-name="ce128"/>
          <table:table-cell table:style-name="ce163"/>
          <table:table-cell table:style-name="ce282"/>
          <table:table-cell table:style-name="ce375"/>
          <table:table-cell table:style-name="ce466"/>
          <table:table-cell table:style-name="ce559"/>
          <table:table-cell table:style-name="ce622"/>
          <table:table-cell table:style-name="ce1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66" office:value-type="string" calcext:value-type="string">
            <text:p>--</text:p>
          </table:table-cell>
          <table:table-cell table:style-name="ce752" office:value-type="string" calcext:value-type="string">
            <text:p>x</text:p>
          </table:table-cell>
          <table:table-cell table:style-name="ce838" office:value-type="string" calcext:value-type="string">
            <text:p>--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reator of created</text:p>
          </table:table-cell>
          <table:table-cell office:value-type="string" calcext:value-type="string">
            <text:p>X created Y</text:p>
          </table:table-cell>
          <table:table-cell office:value-type="string" calcext:value-type="string">
            <text:p>author of this story</text:p>
            <text:p>inventor of many things</text:p>
            <text:p>founder of Microsoft</text:p>
            <text:p>producers of the show</text:p>
          </table:table-cell>
          <table:table-cell table:number-columns-repeated="2"/>
          <table:table-cell table:style-name="ce41"/>
          <table:table-cell table:style-name="ce128"/>
          <table:table-cell table:style-name="ce163"/>
          <table:table-cell table:style-name="ce282"/>
          <table:table-cell table:style-name="ce375"/>
          <table:table-cell table:style-name="ce466"/>
          <table:table-cell table:style-name="ce559"/>
          <table:table-cell table:style-name="ce622"/>
          <table:table-cell table:style-name="ce128"/>
          <table:table-cell/>
          <table:table-cell table:style-name="ce666"/>
          <table:table-cell table:style-name="ce752"/>
          <table:table-cell table:style-name="ce838"/>
          <table:table-cell table:number-columns-repeated="1006"/>
        </table:table-row>
        <table:table-row table:style-name="ro1">
          <table:table-cell office:value-type="string" calcext:value-type="string">
            <text:p>unique one of ?</text:p>
          </table:table-cell>
          <table:table-cell/>
          <table:table-cell table:style-name="ce3" office:value-type="string" calcext:value-type="string">
            <text:p>owner of the house</text:p>
            <text:p>janitor if the school</text:p>
            <text:p>ambassador of China</text:p>
          </table:table-cell>
          <table:table-cell office:value-type="string" calcext:value-type="string">
            <text:p>This is Y’s X.</text:p>
          </table:table-cell>
          <table:table-cell/>
          <table:table-cell table:style-name="ce41"/>
          <table:table-cell table:style-name="ce128"/>
          <table:table-cell table:style-name="ce163"/>
          <table:table-cell table:style-name="ce282"/>
          <table:table-cell table:style-name="ce375"/>
          <table:table-cell table:style-name="ce466"/>
          <table:table-cell table:style-name="ce559"/>
          <table:table-cell table:style-name="ce622"/>
          <table:table-cell table:style-name="ce128"/>
          <table:table-cell/>
          <table:table-cell table:style-name="ce666"/>
          <table:table-cell table:style-name="ce752"/>
          <table:table-cell table:style-name="ce838"/>
          <table:table-cell table:number-columns-repeated="1006"/>
        </table:table-row>
        <table:table-row table:style-name="ro7">
          <table:table-cell office:value-type="string" calcext:value-type="string">
            <text:p>member of a place</text:p>
          </table:table-cell>
          <table:table-cell office:value-type="string" calcext:value-type="string">
            <text:p>X is from Y, X can be found in Y</text:p>
          </table:table-cell>
          <table:table-cell office:value-type="string" calcext:value-type="string">
            <text:p>hounds of Baskerville</text:p>
            <text:p>citizens of Earth</text:p>
            <text:p>lakes of Canada</text:p>
            <text:p>University of British Columbia</text:p>
          </table:table-cell>
          <table:table-cell table:number-columns-repeated="2"/>
          <table:table-cell table:style-name="ce42" office:value-type="string" calcext:value-type="string">
            <text:p>x</text:p>
          </table:table-cell>
          <table:table-cell table:style-name="ce124" office:value-type="string" calcext:value-type="string">
            <text:p>?--</text:p>
          </table:table-cell>
          <table:table-cell table:style-name="ce164"/>
          <table:table-cell table:style-name="ce283"/>
          <table:table-cell table:style-name="ce376"/>
          <table:table-cell table:style-name="ce467"/>
          <table:table-cell table:style-name="ce560"/>
          <table:table-cell table:style-name="ce622"/>
          <table:table-cell office:value-type="string" calcext:value-type="string">
            <text:p>x?</text:p>
          </table:table-cell>
          <table:table-cell/>
          <table:table-cell table:style-name="ce667"/>
          <table:table-cell table:style-name="ce753"/>
          <table:table-cell table:style-name="ce839"/>
          <table:table-cell table:number-columns-repeated="1006"/>
        </table:table-row>
        <table:table-row table:style-name="ro1">
          <table:table-cell office:value-type="string" calcext:value-type="string">
            <text:p>object of purpose/benefactor</text:p>
          </table:table-cell>
          <table:table-cell office:value-type="string" calcext:value-type="string">
            <text:p>this X is for Y</text:p>
          </table:table-cell>
          <table:table-cell office:value-type="string" calcext:value-type="string">
            <text:p>altar of the gods</text:p>
            <text:p>hammer of Vengeance</text:p>
            <text:p>place of worship</text:p>
          </table:table-cell>
          <table:table-cell table:number-columns-repeated="2"/>
          <table:table-cell table:style-name="ce43" office:value-type="string" calcext:value-type="string">
            <text:p>x</text:p>
          </table:table-cell>
          <table:table-cell table:style-name="ce124"/>
          <table:table-cell table:style-name="ce165"/>
          <table:table-cell table:style-name="ce284"/>
          <table:table-cell table:style-name="ce377"/>
          <table:table-cell table:style-name="ce468"/>
          <table:table-cell table:style-name="ce561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8"/>
          <table:table-cell table:style-name="ce754"/>
          <table:table-cell table:style-name="ce840"/>
          <table:table-cell table:number-columns-repeated="1006"/>
        </table:table-row>
        <table:table-row table:style-name="ro1">
          <table:table-cell office:value-type="string" calcext:value-type="string">
            <text:p>sign of signified</text:p>
          </table:table-cell>
          <table:table-cell office:value-type="string" calcext:value-type="string">
            <text:p>X signifies Y</text:p>
          </table:table-cell>
          <table:table-cell office:value-type="string" calcext:value-type="string">
            <text:p>symbol of peace</text:p>
            <text:p>expression of contempt</text:p>
            <text:p>cries of alarm</text:p>
          </table:table-cell>
          <table:table-cell table:number-columns-repeated="2"/>
          <table:table-cell table:style-name="ce44" office:value-type="string" calcext:value-type="string">
            <text:p>x</text:p>
          </table:table-cell>
          <table:table-cell table:style-name="ce124"/>
          <table:table-cell table:style-name="ce166"/>
          <table:table-cell table:style-name="ce285"/>
          <table:table-cell table:style-name="ce378"/>
          <table:table-cell table:style-name="ce469"/>
          <table:table-cell table:style-name="ce562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69"/>
          <table:table-cell table:style-name="ce755"/>
          <table:table-cell table:style-name="ce841"/>
          <table:table-cell table:number-columns-repeated="1006"/>
        </table:table-row>
        <table:table-row table:style-name="ro2">
          <table:table-cell office:value-type="string" calcext:value-type="string">
            <text:p>general of specific</text:p>
          </table:table-cell>
          <table:table-cell office:value-type="string" calcext:value-type="string">
            <text:p>Y is an X</text:p>
          </table:table-cell>
          <table:table-cell office:value-type="string" calcext:value-type="string">
            <text:p>district of Columbia</text:p>
            <text:p>example of Bob</text:p>
            <text:p>person of Jesus Christ</text:p>
            <text:p>trait of baldness</text:p>
            <text:p>matter of your imminent bankruptcy</text:p>
          </table:table-cell>
          <table:table-cell table:number-columns-repeated="2"/>
          <table:table-cell table:style-name="ce45" office:value-type="string" calcext:value-type="string">
            <text:p>?</text:p>
          </table:table-cell>
          <table:table-cell table:style-name="ce124"/>
          <table:table-cell table:style-name="ce167"/>
          <table:table-cell table:style-name="ce286"/>
          <table:table-cell table:style-name="ce379"/>
          <table:table-cell table:style-name="ce470"/>
          <table:table-cell table:style-name="ce563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70"/>
          <table:table-cell table:style-name="ce756"/>
          <table:table-cell table:style-name="ce842"/>
          <table:table-cell table:number-columns-repeated="1006"/>
        </table:table-row>
        <table:table-row table:style-name="ro1">
          <table:table-cell office:value-type="string" calcext:value-type="string">
            <text:p>container of substance/items</text:p>
          </table:table-cell>
          <table:table-cell office:value-type="string" calcext:value-type="string">
            <text:p>X has Y, X contains Y </text:p>
            <text:p>(related to collection of number?)</text:p>
          </table:table-cell>
          <table:table-cell office:value-type="string" calcext:value-type="string">
            <text:p>cup of tea</text:p>
            <text:p>sack of potatoes</text:p>
            <text:p>nation of ingrates</text:p>
          </table:table-cell>
          <table:table-cell office:value-type="string" calcext:value-type="string">
            <text:p>What is in X?</text:p>
          </table:table-cell>
          <table:table-cell/>
          <table:table-cell table:style-name="ce46"/>
          <table:table-cell table:style-name="ce124"/>
          <table:table-cell table:style-name="ce168"/>
          <table:table-cell table:style-name="ce287"/>
          <table:table-cell table:style-name="ce380"/>
          <table:table-cell table:style-name="ce471"/>
          <table:table-cell table:style-name="ce564"/>
          <table:table-cell table:style-name="ce622"/>
          <table:table-cell office:value-type="string" calcext:value-type="string">
            <text:p>x</text:p>
          </table:table-cell>
          <table:table-cell/>
          <table:table-cell table:style-name="ce671"/>
          <table:table-cell table:style-name="ce757"/>
          <table:table-cell table:style-name="ce843"/>
          <table:table-cell table:number-columns-repeated="1006"/>
        </table:table-row>
        <table:table-row table:style-name="ro10">
          <table:table-cell table:number-columns-repeated="5"/>
          <table:table-cell table:style-name="ce47"/>
          <table:table-cell table:style-name="ce124"/>
          <table:table-cell table:style-name="ce169"/>
          <table:table-cell table:style-name="ce288"/>
          <table:table-cell table:style-name="ce381"/>
          <table:table-cell table:style-name="ce472"/>
          <table:table-cell table:style-name="ce565"/>
          <table:table-cell table:style-name="ce622"/>
          <table:table-cell table:number-columns-repeated="2"/>
          <table:table-cell table:style-name="ce672"/>
          <table:table-cell table:style-name="ce758"/>
          <table:table-cell table:style-name="ce844"/>
          <table:table-cell table:number-columns-repeated="1006"/>
        </table:table-row>
        <table:table-row table:style-name="ro10">
          <table:table-cell table:number-columns-repeated="5"/>
          <table:table-cell table:style-name="ce48"/>
          <table:table-cell table:style-name="ce124"/>
          <table:table-cell table:style-name="ce170"/>
          <table:table-cell table:style-name="ce289"/>
          <table:table-cell table:style-name="ce382"/>
          <table:table-cell table:style-name="ce473"/>
          <table:table-cell table:style-name="ce566"/>
          <table:table-cell table:style-name="ce622"/>
          <table:table-cell table:number-columns-repeated="2"/>
          <table:table-cell table:style-name="ce673"/>
          <table:table-cell table:style-name="ce759"/>
          <table:table-cell table:style-name="ce845"/>
          <table:table-cell table:number-columns-repeated="1006"/>
        </table:table-row>
        <table:table-row table:style-name="ro10">
          <table:table-cell table:style-name="ce4"/>
          <table:table-cell table:number-columns-repeated="4"/>
          <table:table-cell table:style-name="ce49"/>
          <table:table-cell table:style-name="ce124"/>
          <table:table-cell table:style-name="ce171"/>
          <table:table-cell table:style-name="ce290"/>
          <table:table-cell table:style-name="ce383"/>
          <table:table-cell table:style-name="ce474"/>
          <table:table-cell table:style-name="ce567"/>
          <table:table-cell table:style-name="ce622"/>
          <table:table-cell table:number-columns-repeated="2"/>
          <table:table-cell table:style-name="ce674"/>
          <table:table-cell table:style-name="ce760"/>
          <table:table-cell table:style-name="ce846"/>
          <table:table-cell table:number-columns-repeated="1006"/>
        </table:table-row>
        <table:table-row table:style-name="ro10">
          <table:table-cell table:style-name="ce4"/>
          <table:table-cell table:number-columns-repeated="4"/>
          <table:table-cell table:style-name="ce50"/>
          <table:table-cell table:style-name="ce124"/>
          <table:table-cell table:style-name="ce172"/>
          <table:table-cell table:style-name="ce291"/>
          <table:table-cell table:style-name="ce384"/>
          <table:table-cell table:style-name="ce475"/>
          <table:table-cell table:style-name="ce568"/>
          <table:table-cell table:style-name="ce622"/>
          <table:table-cell table:number-columns-repeated="2"/>
          <table:table-cell table:style-name="ce675"/>
          <table:table-cell table:style-name="ce761"/>
          <table:table-cell table:style-name="ce847"/>
          <table:table-cell table:number-columns-repeated="1006"/>
        </table:table-row>
        <table:table-row table:style-name="ro11">
          <table:table-cell table:style-name="ce4" office:value-type="string" calcext:value-type="string">
            <text:p>first of many</text:p>
          </table:table-cell>
          <table:table-cell table:number-columns-repeated="4"/>
          <table:table-cell table:style-name="ce51"/>
          <table:table-cell table:style-name="ce129"/>
          <table:table-cell table:style-name="ce173"/>
          <table:table-cell table:style-name="ce292"/>
          <table:table-cell table:style-name="ce385"/>
          <table:table-cell table:style-name="ce476"/>
          <table:table-cell table:style-name="ce569"/>
          <table:table-cell table:style-name="Default"/>
          <table:table-cell table:style-name="ce129"/>
          <table:table-cell table:style-name="Default"/>
          <table:table-cell table:style-name="ce676"/>
          <table:table-cell table:style-name="ce762"/>
          <table:table-cell table:style-name="ce848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state of shock</text:p>
          </table:table-cell>
          <table:table-cell table:number-columns-repeated="4"/>
          <table:table-cell table:style-name="ce52"/>
          <table:table-cell table:style-name="ce129"/>
          <table:table-cell table:style-name="ce174"/>
          <table:table-cell table:style-name="ce293"/>
          <table:table-cell table:style-name="ce386"/>
          <table:table-cell table:style-name="ce477"/>
          <table:table-cell table:style-name="ce570"/>
          <table:table-cell table:style-name="Default"/>
          <table:table-cell table:style-name="ce129"/>
          <table:table-cell table:style-name="Default"/>
          <table:table-cell table:style-name="ce677"/>
          <table:table-cell table:style-name="ce763"/>
          <table:table-cell table:style-name="ce849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Default" office:value-type="string" calcext:value-type="string">
            <text:p>protaganist of the film</text:p>
          </table:table-cell>
          <table:table-cell table:number-columns-repeated="4"/>
          <table:table-cell table:style-name="ce53"/>
          <table:table-cell table:style-name="ce129"/>
          <table:table-cell table:style-name="ce175"/>
          <table:table-cell table:style-name="ce294"/>
          <table:table-cell table:style-name="ce387"/>
          <table:table-cell table:style-name="ce478"/>
          <table:table-cell table:style-name="ce571"/>
          <table:table-cell table:style-name="Default"/>
          <table:table-cell table:style-name="ce129"/>
          <table:table-cell table:style-name="Default"/>
          <table:table-cell table:style-name="ce678"/>
          <table:table-cell table:style-name="ce764"/>
          <table:table-cell table:style-name="ce850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 office:value-type="string" calcext:value-type="string">
            <text:p>solution of a puzzle</text:p>
          </table:table-cell>
          <table:table-cell table:number-columns-repeated="4"/>
          <table:table-cell table:style-name="ce54"/>
          <table:table-cell table:style-name="ce129"/>
          <table:table-cell table:style-name="ce176"/>
          <table:table-cell table:style-name="ce295"/>
          <table:table-cell table:style-name="ce388"/>
          <table:table-cell table:style-name="ce479"/>
          <table:table-cell table:style-name="ce572"/>
          <table:table-cell table:style-name="Default"/>
          <table:table-cell table:style-name="ce129"/>
          <table:table-cell table:style-name="Default"/>
          <table:table-cell table:style-name="ce679"/>
          <table:table-cell table:style-name="ce765"/>
          <table:table-cell table:style-name="ce851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ce4"/>
          <table:table-cell table:number-columns-repeated="4"/>
          <table:table-cell table:style-name="ce55"/>
          <table:table-cell table:style-name="ce129"/>
          <table:table-cell table:style-name="ce177"/>
          <table:table-cell table:style-name="ce296"/>
          <table:table-cell table:style-name="ce389"/>
          <table:table-cell table:style-name="ce480"/>
          <table:table-cell table:style-name="ce573"/>
          <table:table-cell table:style-name="Default"/>
          <table:table-cell table:style-name="ce129"/>
          <table:table-cell table:style-name="Default"/>
          <table:table-cell table:style-name="ce680"/>
          <table:table-cell table:style-name="ce766"/>
          <table:table-cell table:style-name="ce85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watches of the night</text:p>
          </table:table-cell>
          <table:table-cell table:number-columns-repeated="4"/>
          <table:table-cell table:style-name="ce56"/>
          <table:table-cell table:style-name="ce129"/>
          <table:table-cell table:style-name="ce178"/>
          <table:table-cell table:style-name="ce297"/>
          <table:table-cell table:style-name="ce390"/>
          <table:table-cell table:style-name="ce481"/>
          <table:table-cell table:style-name="ce574"/>
          <table:table-cell table:style-name="Default"/>
          <table:table-cell table:style-name="ce129"/>
          <table:table-cell table:style-name="Default"/>
          <table:table-cell table:style-name="ce681"/>
          <table:table-cell table:style-name="ce767"/>
          <table:table-cell table:style-name="ce853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satisfaction of a job well done</text:p>
          </table:table-cell>
          <table:table-cell table:number-columns-repeated="4"/>
          <table:table-cell table:style-name="ce57"/>
          <table:table-cell table:style-name="ce129"/>
          <table:table-cell table:style-name="ce179"/>
          <table:table-cell table:style-name="ce298"/>
          <table:table-cell table:style-name="ce391"/>
          <table:table-cell table:style-name="ce482"/>
          <table:table-cell table:style-name="ce575"/>
          <table:table-cell table:style-name="Default"/>
          <table:table-cell table:style-name="ce129"/>
          <table:table-cell table:style-name="Default"/>
          <table:table-cell table:style-name="ce682"/>
          <table:table-cell table:style-name="ce768"/>
          <table:table-cell table:style-name="ce854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seat of honor (blend of sign and nature?)</text:p>
          </table:table-cell>
          <table:table-cell table:number-columns-repeated="4"/>
          <table:table-cell table:style-name="ce58"/>
          <table:table-cell table:style-name="ce129"/>
          <table:table-cell table:style-name="ce180"/>
          <table:table-cell table:style-name="ce299"/>
          <table:table-cell table:style-name="ce392"/>
          <table:table-cell table:style-name="ce483"/>
          <table:table-cell table:style-name="ce576"/>
          <table:table-cell table:style-name="Default"/>
          <table:table-cell table:style-name="ce129"/>
          <table:table-cell table:style-name="Default"/>
          <table:table-cell table:style-name="ce683"/>
          <table:table-cell table:style-name="ce769"/>
          <table:table-cell table:style-name="ce855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colours of the rainbow</text:p>
          </table:table-cell>
          <table:table-cell table:number-columns-repeated="4"/>
          <table:table-cell table:style-name="ce59"/>
          <table:table-cell table:style-name="ce129"/>
          <table:table-cell table:style-name="ce181"/>
          <table:table-cell table:style-name="ce300"/>
          <table:table-cell table:style-name="ce393"/>
          <table:table-cell table:style-name="ce484"/>
          <table:table-cell table:style-name="ce577"/>
          <table:table-cell table:style-name="Default"/>
          <table:table-cell table:style-name="ce129"/>
          <table:table-cell table:style-name="Default"/>
          <table:table-cell table:style-name="ce684"/>
          <table:table-cell table:style-name="ce770"/>
          <table:table-cell table:style-name="ce856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office of Pope</text:p>
          </table:table-cell>
          <table:table-cell table:number-columns-repeated="4"/>
          <table:table-cell table:style-name="ce60"/>
          <table:table-cell table:style-name="ce129"/>
          <table:table-cell table:style-name="ce182"/>
          <table:table-cell table:style-name="ce301"/>
          <table:table-cell table:style-name="ce394"/>
          <table:table-cell table:style-name="ce485"/>
          <table:table-cell table:style-name="ce578"/>
          <table:table-cell table:style-name="Default"/>
          <table:table-cell table:style-name="ce129"/>
          <table:table-cell table:style-name="Default"/>
          <table:table-cell table:style-name="ce685"/>
          <table:table-cell table:style-name="ce771"/>
          <table:table-cell table:style-name="ce857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rumours of my death</text:p>
          </table:table-cell>
          <table:table-cell table:number-columns-repeated="4"/>
          <table:table-cell table:style-name="ce61"/>
          <table:table-cell table:style-name="ce129"/>
          <table:table-cell table:style-name="ce183"/>
          <table:table-cell table:style-name="ce302"/>
          <table:table-cell table:style-name="ce395"/>
          <table:table-cell table:style-name="ce486"/>
          <table:table-cell table:style-name="ce579"/>
          <table:table-cell table:style-name="Default"/>
          <table:table-cell table:style-name="ce129"/>
          <table:table-cell table:style-name="Default"/>
          <table:table-cell table:style-name="ce686"/>
          <table:table-cell table:style-name="ce772"/>
          <table:table-cell table:style-name="ce858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news of their arrival</text:p>
          </table:table-cell>
          <table:table-cell table:number-columns-repeated="4"/>
          <table:table-cell table:style-name="ce62"/>
          <table:table-cell table:style-name="ce129"/>
          <table:table-cell table:style-name="ce184"/>
          <table:table-cell table:style-name="ce303"/>
          <table:table-cell table:style-name="ce396"/>
          <table:table-cell table:style-name="ce487"/>
          <table:table-cell table:style-name="ce580"/>
          <table:table-cell table:style-name="Default"/>
          <table:table-cell table:style-name="ce129"/>
          <table:table-cell table:style-name="Default"/>
          <table:table-cell table:style-name="ce687"/>
          <table:table-cell table:style-name="ce773"/>
          <table:table-cell table:style-name="ce859"/>
          <table:table-cell table:style-name="Default" table:number-columns-repeated="17"/>
          <table:table-cell table:number-columns-repeated="989"/>
        </table:table-row>
        <table:table-row table:style-name="ro4">
          <table:table-cell table:style-name="ce4" office:value-type="string" calcext:value-type="string">
            <text:p>interpretation of the evidence</text:p>
          </table:table-cell>
          <table:table-cell table:number-columns-repeated="4"/>
          <table:table-cell table:style-name="ce63"/>
          <table:table-cell table:style-name="ce129"/>
          <table:table-cell table:style-name="ce185"/>
          <table:table-cell table:style-name="ce304"/>
          <table:table-cell table:style-name="ce397"/>
          <table:table-cell table:style-name="ce488"/>
          <table:table-cell table:style-name="ce581"/>
          <table:table-cell table:style-name="Default"/>
          <table:table-cell table:style-name="ce129"/>
          <table:table-cell table:style-name="Default"/>
          <table:table-cell table:style-name="ce688"/>
          <table:table-cell table:style-name="ce774"/>
          <table:table-cell table:style-name="ce860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definition of a word</text:p>
          </table:table-cell>
          <table:table-cell table:number-columns-repeated="4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64"/>
          <table:table-cell table:style-name="ce129"/>
          <table:table-cell table:style-name="ce186"/>
          <table:table-cell table:style-name="ce305"/>
          <table:table-cell table:style-name="ce398"/>
          <table:table-cell table:style-name="ce489"/>
          <table:table-cell table:style-name="ce582"/>
          <table:table-cell table:style-name="Default"/>
          <table:table-cell table:style-name="ce129"/>
          <table:table-cell table:style-name="Default"/>
          <table:table-cell table:style-name="ce689"/>
          <table:table-cell table:style-name="ce775"/>
          <table:table-cell table:style-name="ce861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amusement of the children</text:p>
          </table:table-cell>
          <table:table-cell table:number-columns-repeated="4"/>
          <table:table-cell table:style-name="ce65"/>
          <table:table-cell table:style-name="ce129"/>
          <table:table-cell table:style-name="ce187"/>
          <table:table-cell table:style-name="ce306"/>
          <table:table-cell table:style-name="ce399"/>
          <table:table-cell table:style-name="ce490"/>
          <table:table-cell table:style-name="ce583"/>
          <table:table-cell table:style-name="Default"/>
          <table:table-cell table:style-name="ce129"/>
          <table:table-cell table:style-name="Default"/>
          <table:table-cell table:style-name="ce690"/>
          <table:table-cell table:style-name="ce776"/>
          <table:table-cell table:style-name="ce86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attention of the audience</text:p>
          </table:table-cell>
          <table:table-cell table:number-columns-repeated="4"/>
          <table:table-cell table:style-name="ce66"/>
          <table:table-cell table:style-name="ce129"/>
          <table:table-cell table:style-name="ce188"/>
          <table:table-cell table:style-name="ce307"/>
          <table:table-cell table:style-name="ce400"/>
          <table:table-cell table:style-name="ce491"/>
          <table:table-cell table:style-name="ce584"/>
          <table:table-cell table:style-name="Default"/>
          <table:table-cell table:style-name="ce129"/>
          <table:table-cell table:style-name="Default"/>
          <table:table-cell table:style-name="ce691"/>
          <table:table-cell table:style-name="ce777"/>
          <table:table-cell table:style-name="ce863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67"/>
          <table:table-cell table:style-name="ce129"/>
          <table:table-cell table:style-name="ce189"/>
          <table:table-cell table:style-name="ce308"/>
          <table:table-cell table:style-name="ce401"/>
          <table:table-cell table:style-name="ce492"/>
          <table:table-cell table:style-name="ce585"/>
          <table:table-cell table:style-name="Default"/>
          <table:table-cell table:style-name="ce129"/>
          <table:table-cell table:style-name="Default"/>
          <table:table-cell table:style-name="ce692"/>
          <table:table-cell table:style-name="ce778"/>
          <table:table-cell table:style-name="ce864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difference of opinion</text:p>
          </table:table-cell>
          <table:table-cell table:number-columns-repeated="4"/>
          <table:table-cell table:style-name="ce67"/>
          <table:table-cell table:style-name="ce129"/>
          <table:table-cell table:style-name="ce189"/>
          <table:table-cell table:style-name="ce308"/>
          <table:table-cell table:style-name="ce401"/>
          <table:table-cell table:style-name="ce492"/>
          <table:table-cell table:style-name="ce585"/>
          <table:table-cell table:style-name="Default"/>
          <table:table-cell table:style-name="ce129"/>
          <table:table-cell table:style-name="Default"/>
          <table:table-cell table:style-name="ce692"/>
          <table:table-cell table:style-name="ce778"/>
          <table:table-cell table:style-name="ce864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lilt of your voice</text:p>
          </table:table-cell>
          <table:table-cell table:number-columns-repeated="4"/>
          <table:table-cell table:style-name="ce67"/>
          <table:table-cell table:style-name="ce129"/>
          <table:table-cell table:style-name="ce189"/>
          <table:table-cell table:style-name="ce308"/>
          <table:table-cell table:style-name="ce401"/>
          <table:table-cell table:style-name="ce492"/>
          <table:table-cell table:style-name="ce585"/>
          <table:table-cell table:style-name="Default"/>
          <table:table-cell table:style-name="ce129"/>
          <table:table-cell table:style-name="Default"/>
          <table:table-cell table:style-name="ce692"/>
          <table:table-cell table:style-name="ce778"/>
          <table:table-cell table:style-name="ce864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photo of the incedent</text:p>
          </table:table-cell>
          <table:table-cell table:number-columns-repeated="4"/>
          <table:table-cell table:style-name="ce67"/>
          <table:table-cell table:style-name="ce129"/>
          <table:table-cell table:style-name="ce189"/>
          <table:table-cell table:style-name="ce308"/>
          <table:table-cell table:style-name="ce401"/>
          <table:table-cell table:style-name="ce492"/>
          <table:table-cell table:style-name="ce585"/>
          <table:table-cell table:style-name="Default"/>
          <table:table-cell table:style-name="ce129"/>
          <table:table-cell table:style-name="Default"/>
          <table:table-cell table:style-name="ce692"/>
          <table:table-cell table:style-name="ce778"/>
          <table:table-cell table:style-name="ce864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painting of Henry VIII</text:p>
          </table:table-cell>
          <table:table-cell table:number-columns-repeated="4"/>
          <table:table-cell table:style-name="ce67"/>
          <table:table-cell table:style-name="ce129"/>
          <table:table-cell table:style-name="ce189"/>
          <table:table-cell table:style-name="ce308"/>
          <table:table-cell table:style-name="ce401"/>
          <table:table-cell table:style-name="ce492"/>
          <table:table-cell table:style-name="ce585"/>
          <table:table-cell table:style-name="Default"/>
          <table:table-cell table:style-name="ce129"/>
          <table:table-cell table:style-name="Default"/>
          <table:table-cell table:style-name="ce692"/>
          <table:table-cell table:style-name="ce778"/>
          <table:table-cell table:style-name="ce864"/>
          <table:table-cell table:style-name="Default" table:number-columns-repeated="17"/>
          <table:table-cell table:number-columns-repeated="989"/>
        </table:table-row>
        <table:table-row table:style-name="ro8">
          <table:table-cell table:number-columns-repeated="5"/>
          <table:table-cell table:style-name="ce68"/>
          <table:table-cell table:style-name="ce129"/>
          <table:table-cell table:style-name="ce190"/>
          <table:table-cell table:style-name="ce309"/>
          <table:table-cell table:style-name="ce402"/>
          <table:table-cell table:style-name="ce493"/>
          <table:table-cell table:style-name="ce586"/>
          <table:table-cell table:style-name="Default"/>
          <table:table-cell table:style-name="ce129"/>
          <table:table-cell table:style-name="Default"/>
          <table:table-cell table:style-name="ce693"/>
          <table:table-cell table:style-name="ce779"/>
          <table:table-cell table:style-name="ce865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cream of the crop</text:p>
          </table:table-cell>
          <table:table-cell table:number-columns-repeated="4"/>
          <table:table-cell table:style-name="ce69"/>
          <table:table-cell table:style-name="ce129"/>
          <table:table-cell table:style-name="ce191"/>
          <table:table-cell table:style-name="ce310"/>
          <table:table-cell table:style-name="ce403"/>
          <table:table-cell table:style-name="ce494"/>
          <table:table-cell table:style-name="ce587"/>
          <table:table-cell table:style-name="Default"/>
          <table:table-cell table:style-name="ce129"/>
          <table:table-cell table:style-name="Default"/>
          <table:table-cell table:style-name="ce694"/>
          <table:table-cell table:style-name="ce780"/>
          <table:table-cell table:style-name="ce866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bitterness of defeat</text:p>
          </table:table-cell>
          <table:table-cell table:number-columns-repeated="4"/>
          <table:table-cell table:style-name="ce70"/>
          <table:table-cell table:style-name="ce129"/>
          <table:table-cell table:style-name="ce192"/>
          <table:table-cell table:style-name="ce311"/>
          <table:table-cell table:style-name="ce404"/>
          <table:table-cell table:style-name="ce495"/>
          <table:table-cell table:style-name="ce588"/>
          <table:table-cell table:style-name="Default"/>
          <table:table-cell table:style-name="ce129"/>
          <table:table-cell table:style-name="Default"/>
          <table:table-cell table:style-name="ce695"/>
          <table:table-cell table:style-name="ce781"/>
          <table:table-cell table:style-name="ce867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possibility of change</text:p>
          </table:table-cell>
          <table:table-cell table:number-columns-repeated="4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match of the day</text:p>
          </table:table-cell>
          <table:table-cell table:number-columns-repeated="4"/>
          <table:table-cell table:style-name="ce71"/>
          <table:table-cell table:style-name="ce129"/>
          <table:table-cell table:style-name="ce193"/>
          <table:table-cell table:style-name="ce312"/>
          <table:table-cell table:style-name="ce405"/>
          <table:table-cell table:style-name="ce496"/>
          <table:table-cell table:style-name="ce589"/>
          <table:table-cell table:style-name="Default"/>
          <table:table-cell table:style-name="ce129"/>
          <table:table-cell table:style-name="Default"/>
          <table:table-cell table:style-name="ce696"/>
          <table:table-cell table:style-name="ce782"/>
          <table:table-cell table:style-name="ce868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the tenets of Buddhism</text:p>
          </table:table-cell>
          <table:table-cell table:style-name="ce4"/>
          <table:table-cell table:style-name="Default" table:number-columns-repeated="3"/>
          <table:table-cell table:style-name="ce72"/>
          <table:table-cell table:style-name="ce129"/>
          <table:table-cell table:style-name="ce194"/>
          <table:table-cell table:style-name="ce313"/>
          <table:table-cell table:style-name="ce406"/>
          <table:table-cell table:style-name="ce497"/>
          <table:table-cell table:style-name="ce590"/>
          <table:table-cell table:style-name="Default"/>
          <table:table-cell table:style-name="ce129"/>
          <table:table-cell table:style-name="Default"/>
          <table:table-cell table:style-name="ce697"/>
          <table:table-cell table:style-name="ce783"/>
          <table:table-cell table:style-name="ce869"/>
          <table:table-cell table:style-name="Default" table:number-columns-repeated="1006"/>
        </table:table-row>
        <table:table-row table:style-name="ro11">
          <table:table-cell table:style-name="ce4" office:value-type="string" calcext:value-type="string">
            <text:p>stab of pain</text:p>
          </table:table-cell>
          <table:table-cell table:style-name="ce4"/>
          <table:table-cell table:style-name="Default" table:number-columns-repeated="3"/>
          <table:table-cell table:style-name="ce73"/>
          <table:table-cell table:style-name="ce129"/>
          <table:table-cell table:style-name="ce195"/>
          <table:table-cell table:style-name="ce314"/>
          <table:table-cell table:style-name="ce407"/>
          <table:table-cell table:style-name="ce498"/>
          <table:table-cell table:style-name="ce591"/>
          <table:table-cell table:style-name="Default"/>
          <table:table-cell table:style-name="ce129"/>
          <table:table-cell table:style-name="Default"/>
          <table:table-cell table:style-name="ce698"/>
          <table:table-cell table:style-name="ce784"/>
          <table:table-cell table:style-name="ce870"/>
          <table:table-cell table:style-name="Default" table:number-columns-repeated="1006"/>
        </table:table-row>
        <table:table-row table:style-name="ro11">
          <table:table-cell office:value-type="string" calcext:value-type="string">
            <text:p>pangs of hunger</text:p>
          </table:table-cell>
          <table:table-cell table:number-columns-repeated="4"/>
          <table:table-cell table:style-name="ce74"/>
          <table:table-cell table:style-name="ce129"/>
          <table:table-cell table:style-name="ce196"/>
          <table:table-cell table:style-name="ce315"/>
          <table:table-cell table:style-name="ce408"/>
          <table:table-cell table:style-name="ce499"/>
          <table:table-cell table:style-name="ce592"/>
          <table:table-cell table:style-name="Default"/>
          <table:table-cell table:style-name="ce129"/>
          <table:table-cell table:style-name="Default"/>
          <table:table-cell table:style-name="ce699"/>
          <table:table-cell table:style-name="ce785"/>
          <table:table-cell table:style-name="ce871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sound of an alarm</text:p>
          </table:table-cell>
          <table:table-cell table:number-columns-repeated="4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sound of your voice</text:p>
          </table:table-cell>
          <table:table-cell table:number-columns-repeated="4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9"/>
          <table:table-cell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1">
          <table:table-cell office:value-type="string" calcext:value-type="string">
            <text:p>members of parliament</text:p>
          </table:table-cell>
          <table:table-cell table:number-columns-repeated="4"/>
          <table:table-cell table:style-name="ce75"/>
          <table:table-cell table:style-name="ce130"/>
          <table:table-cell table:style-name="ce197"/>
          <table:table-cell table:style-name="ce316"/>
          <table:table-cell table:style-name="ce409"/>
          <table:table-cell table:style-name="ce500"/>
          <table:table-cell table:style-name="ce593"/>
          <table:table-cell table:style-name="Default"/>
          <table:table-cell table:style-name="ce130"/>
          <table:table-cell table:style-name="Default"/>
          <table:table-cell table:style-name="ce700"/>
          <table:table-cell table:style-name="ce786"/>
          <table:table-cell table:style-name="ce872"/>
          <table:table-cell table:style-name="Default" table:number-columns-repeated="17"/>
          <table:table-cell table:number-columns-repeated="989"/>
        </table:table-row>
        <table:table-row table:style-name="ro11">
          <table:table-cell table:style-name="ce4" office:value-type="string" calcext:value-type="string">
            <text:p>the subjects of the king</text:p>
          </table:table-cell>
          <table:table-cell table:number-columns-repeated="4"/>
          <table:table-cell table:style-name="ce76"/>
          <table:table-cell table:style-name="ce129"/>
          <table:table-cell table:style-name="ce198"/>
          <table:table-cell table:style-name="ce317"/>
          <table:table-cell table:style-name="ce410"/>
          <table:table-cell table:style-name="ce501"/>
          <table:table-cell table:style-name="ce594"/>
          <table:table-cell table:style-name="Default"/>
          <table:table-cell table:style-name="ce129"/>
          <table:table-cell table:style-name="Default"/>
          <table:table-cell table:style-name="ce701"/>
          <table:table-cell table:style-name="ce787"/>
          <table:table-cell table:style-name="ce873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son of a schoolteacher</text:p>
          </table:table-cell>
          <table:table-cell table:number-columns-repeated="4"/>
          <table:table-cell table:style-name="ce77"/>
          <table:table-cell table:style-name="ce129"/>
          <table:table-cell table:style-name="ce199"/>
          <table:table-cell table:style-name="ce318"/>
          <table:table-cell table:style-name="ce411"/>
          <table:table-cell table:style-name="ce502"/>
          <table:table-cell table:style-name="ce595"/>
          <table:table-cell table:style-name="Default"/>
          <table:table-cell table:style-name="ce129"/>
          <table:table-cell table:style-name="Default"/>
          <table:table-cell table:style-name="ce702"/>
          <table:table-cell table:style-name="ce788"/>
          <table:table-cell table:style-name="ce874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ather of the bride</text:p>
          </table:table-cell>
          <table:table-cell table:number-columns-repeated="4"/>
          <table:table-cell table:style-name="ce78"/>
          <table:table-cell table:style-name="ce129"/>
          <table:table-cell table:style-name="ce200"/>
          <table:table-cell table:style-name="ce319"/>
          <table:table-cell table:style-name="ce412"/>
          <table:table-cell table:style-name="ce503"/>
          <table:table-cell table:style-name="ce596"/>
          <table:table-cell table:style-name="Default"/>
          <table:table-cell table:style-name="ce129"/>
          <table:table-cell table:style-name="Default"/>
          <table:table-cell table:style-name="ce703"/>
          <table:table-cell table:style-name="ce789"/>
          <table:table-cell table:style-name="ce875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riend of a friend</text:p>
          </table:table-cell>
          <table:table-cell table:style-name="Default"/>
          <table:table-cell table:number-columns-repeated="3"/>
          <table:table-cell table:style-name="ce79"/>
          <table:table-cell table:style-name="ce129"/>
          <table:table-cell table:style-name="ce201"/>
          <table:table-cell table:style-name="ce320"/>
          <table:table-cell table:style-name="ce413"/>
          <table:table-cell table:style-name="ce504"/>
          <table:table-cell table:style-name="ce597"/>
          <table:table-cell table:style-name="Default"/>
          <table:table-cell table:style-name="ce129"/>
          <table:table-cell table:style-name="Default"/>
          <table:table-cell table:style-name="ce704"/>
          <table:table-cell table:style-name="ce790"/>
          <table:table-cell table:style-name="ce876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 table:number-columns-repeated="2"/>
          <table:table-cell table:number-columns-repeated="3"/>
          <table:table-cell table:style-name="ce80"/>
          <table:table-cell table:style-name="ce129"/>
          <table:table-cell table:style-name="ce202"/>
          <table:table-cell table:style-name="ce321"/>
          <table:table-cell table:style-name="ce414"/>
          <table:table-cell table:style-name="ce505"/>
          <table:table-cell table:style-name="ce598"/>
          <table:table-cell table:style-name="Default"/>
          <table:table-cell table:style-name="ce129"/>
          <table:table-cell table:style-name="Default"/>
          <table:table-cell table:style-name="ce705"/>
          <table:table-cell table:style-name="ce791"/>
          <table:table-cell table:style-name="ce877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friend of mine</text:p>
          </table:table-cell>
          <table:table-cell table:number-columns-repeated="4"/>
          <table:table-cell table:style-name="ce81"/>
          <table:table-cell table:style-name="ce129"/>
          <table:table-cell table:style-name="ce203"/>
          <table:table-cell table:style-name="ce322"/>
          <table:table-cell table:style-name="ce415"/>
          <table:table-cell table:style-name="ce506"/>
          <table:table-cell table:style-name="ce599"/>
          <table:table-cell table:style-name="Default"/>
          <table:table-cell table:style-name="ce129"/>
          <table:table-cell table:style-name="Default"/>
          <table:table-cell table:style-name="ce706"/>
          <table:table-cell table:style-name="ce792"/>
          <table:table-cell table:style-name="ce878"/>
          <table:table-cell table:style-name="Default" table:number-columns-repeated="17"/>
          <table:table-cell table:number-columns-repeated="989"/>
        </table:table-row>
        <table:table-row table:style-name="ro11">
          <table:table-cell office:value-type="string" calcext:value-type="string">
            <text:p>car of yours</text:p>
          </table:table-cell>
          <table:table-cell table:number-columns-repeated="4"/>
          <table:table-cell table:style-name="ce82"/>
          <table:table-cell table:style-name="ce129"/>
          <table:table-cell table:style-name="ce204"/>
          <table:table-cell table:style-name="ce323"/>
          <table:table-cell table:style-name="ce416"/>
          <table:table-cell table:style-name="ce507"/>
          <table:table-cell table:style-name="ce600"/>
          <table:table-cell table:style-name="Default"/>
          <table:table-cell table:style-name="ce129"/>
          <table:table-cell table:style-name="Default"/>
          <table:table-cell table:style-name="ce707"/>
          <table:table-cell table:style-name="ce793"/>
          <table:table-cell table:style-name="ce879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ce4"/>
          <table:table-cell table:number-columns-repeated="4"/>
          <table:table-cell table:style-name="ce83"/>
          <table:table-cell table:style-name="ce129"/>
          <table:table-cell table:style-name="ce205"/>
          <table:table-cell table:style-name="ce324"/>
          <table:table-cell table:style-name="ce417"/>
          <table:table-cell table:style-name="ce508"/>
          <table:table-cell table:style-name="ce601"/>
          <table:table-cell table:style-name="Default"/>
          <table:table-cell table:style-name="ce129"/>
          <table:table-cell table:style-name="Default"/>
          <table:table-cell table:style-name="ce708"/>
          <table:table-cell table:style-name="ce794"/>
          <table:table-cell table:style-name="ce880"/>
          <table:table-cell table:style-name="Default" table:number-columns-repeated="17"/>
          <table:table-cell table:number-columns-repeated="989"/>
        </table:table-row>
        <table:table-row table:style-name="ro8">
          <table:table-cell table:style-name="Default"/>
          <table:table-cell table:number-columns-repeated="4"/>
          <table:table-cell table:style-name="ce84"/>
          <table:table-cell table:style-name="ce129"/>
          <table:table-cell table:style-name="ce206"/>
          <table:table-cell table:style-name="ce325"/>
          <table:table-cell table:style-name="ce418"/>
          <table:table-cell table:style-name="ce509"/>
          <table:table-cell table:style-name="ce602"/>
          <table:table-cell table:style-name="Default"/>
          <table:table-cell table:style-name="ce129"/>
          <table:table-cell table:style-name="Default"/>
          <table:table-cell table:style-name="ce709"/>
          <table:table-cell table:style-name="ce795"/>
          <table:table-cell table:style-name="ce881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5"/>
          <table:table-cell table:style-name="ce129"/>
          <table:table-cell table:style-name="ce207"/>
          <table:table-cell table:style-name="ce326"/>
          <table:table-cell table:style-name="ce419"/>
          <table:table-cell table:style-name="ce510"/>
          <table:table-cell table:style-name="ce603"/>
          <table:table-cell table:style-name="Default"/>
          <table:table-cell table:style-name="ce129"/>
          <table:table-cell table:style-name="Default"/>
          <table:table-cell table:style-name="ce710"/>
          <table:table-cell table:style-name="ce796"/>
          <table:table-cell table:style-name="ce882"/>
          <table:table-cell table:style-name="Default" table:number-columns-repeated="17"/>
          <table:table-cell table:number-columns-repeated="989"/>
        </table:table-row>
        <table:table-row table:style-name="ro12">
          <table:table-cell table:style-name="Default"/>
          <table:table-cell table:number-columns-repeated="4"/>
          <table:table-cell table:style-name="ce86"/>
          <table:table-cell table:style-name="ce129"/>
          <table:table-cell table:style-name="ce208"/>
          <table:table-cell table:style-name="ce327"/>
          <table:table-cell table:style-name="ce420"/>
          <table:table-cell table:style-name="ce511"/>
          <table:table-cell table:style-name="ce604"/>
          <table:table-cell table:style-name="Default"/>
          <table:table-cell table:style-name="ce129"/>
          <table:table-cell table:style-name="Default"/>
          <table:table-cell table:style-name="ce711"/>
          <table:table-cell table:style-name="ce797"/>
          <table:table-cell table:style-name="ce883"/>
          <table:table-cell table:style-name="Default" table:number-columns-repeated="17"/>
          <table:table-cell table:number-columns-repeated="989"/>
        </table:table-row>
        <table:table-row table:style-name="ro12">
          <table:table-cell table:style-name="Default"/>
          <table:table-cell table:number-columns-repeated="4"/>
          <table:table-cell table:style-name="ce87"/>
          <table:table-cell table:style-name="ce129"/>
          <table:table-cell table:style-name="ce209"/>
          <table:table-cell table:style-name="ce328"/>
          <table:table-cell table:style-name="ce421"/>
          <table:table-cell table:style-name="ce512"/>
          <table:table-cell table:style-name="ce605"/>
          <table:table-cell table:style-name="Default"/>
          <table:table-cell table:style-name="ce129"/>
          <table:table-cell table:style-name="Default"/>
          <table:table-cell table:style-name="ce712"/>
          <table:table-cell table:style-name="ce798"/>
          <table:table-cell table:style-name="ce884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8"/>
          <table:table-cell table:style-name="ce129"/>
          <table:table-cell table:style-name="ce210"/>
          <table:table-cell table:style-name="ce329"/>
          <table:table-cell table:style-name="ce422"/>
          <table:table-cell table:style-name="ce513"/>
          <table:table-cell table:style-name="ce606"/>
          <table:table-cell table:style-name="Default"/>
          <table:table-cell table:style-name="ce129"/>
          <table:table-cell table:style-name="Default"/>
          <table:table-cell table:style-name="ce713"/>
          <table:table-cell table:style-name="ce799"/>
          <table:table-cell table:style-name="ce885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89"/>
          <table:table-cell table:style-name="ce129"/>
          <table:table-cell table:style-name="ce211"/>
          <table:table-cell table:style-name="ce330"/>
          <table:table-cell table:style-name="ce423"/>
          <table:table-cell table:style-name="ce514"/>
          <table:table-cell table:style-name="ce607"/>
          <table:table-cell table:style-name="Default"/>
          <table:table-cell table:style-name="ce129"/>
          <table:table-cell table:style-name="Default"/>
          <table:table-cell table:style-name="ce714"/>
          <table:table-cell table:style-name="ce800"/>
          <table:table-cell table:style-name="ce886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0"/>
          <table:table-cell table:style-name="ce129"/>
          <table:table-cell table:style-name="ce212"/>
          <table:table-cell table:style-name="ce331"/>
          <table:table-cell table:style-name="ce424"/>
          <table:table-cell table:style-name="ce515"/>
          <table:table-cell table:style-name="ce608"/>
          <table:table-cell table:style-name="Default"/>
          <table:table-cell table:style-name="ce129"/>
          <table:table-cell table:style-name="Default"/>
          <table:table-cell table:style-name="ce715"/>
          <table:table-cell table:style-name="ce801"/>
          <table:table-cell table:style-name="ce887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1"/>
          <table:table-cell table:style-name="ce129"/>
          <table:table-cell table:style-name="ce213"/>
          <table:table-cell table:style-name="ce332"/>
          <table:table-cell table:style-name="ce425"/>
          <table:table-cell table:style-name="ce516"/>
          <table:table-cell table:style-name="ce609"/>
          <table:table-cell table:style-name="Default"/>
          <table:table-cell table:style-name="ce129"/>
          <table:table-cell table:style-name="Default"/>
          <table:table-cell table:style-name="ce716"/>
          <table:table-cell table:style-name="ce802"/>
          <table:table-cell table:style-name="ce888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2"/>
          <table:table-cell table:style-name="ce129"/>
          <table:table-cell table:style-name="ce214"/>
          <table:table-cell table:style-name="ce333"/>
          <table:table-cell table:style-name="ce426"/>
          <table:table-cell table:style-name="ce517"/>
          <table:table-cell table:style-name="ce610"/>
          <table:table-cell table:style-name="Default"/>
          <table:table-cell table:style-name="ce129"/>
          <table:table-cell table:style-name="Default"/>
          <table:table-cell table:style-name="ce717"/>
          <table:table-cell table:style-name="ce803"/>
          <table:table-cell table:style-name="ce889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3"/>
          <table:table-cell table:style-name="ce129"/>
          <table:table-cell table:style-name="ce215"/>
          <table:table-cell table:style-name="ce334"/>
          <table:table-cell table:style-name="ce427"/>
          <table:table-cell table:style-name="ce518"/>
          <table:table-cell table:style-name="ce611"/>
          <table:table-cell table:style-name="Default"/>
          <table:table-cell table:style-name="ce129"/>
          <table:table-cell table:style-name="Default"/>
          <table:table-cell table:style-name="ce718"/>
          <table:table-cell table:style-name="ce804"/>
          <table:table-cell table:style-name="ce890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4"/>
          <table:table-cell table:style-name="ce129"/>
          <table:table-cell table:style-name="ce216"/>
          <table:table-cell table:style-name="ce335"/>
          <table:table-cell table:style-name="ce428"/>
          <table:table-cell table:style-name="ce519"/>
          <table:table-cell table:style-name="ce612"/>
          <table:table-cell table:style-name="Default"/>
          <table:table-cell table:style-name="ce129"/>
          <table:table-cell table:style-name="Default"/>
          <table:table-cell table:style-name="ce719"/>
          <table:table-cell table:style-name="ce805"/>
          <table:table-cell table:style-name="ce891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5"/>
          <table:table-cell table:style-name="ce129"/>
          <table:table-cell table:style-name="ce217"/>
          <table:table-cell table:style-name="ce336"/>
          <table:table-cell table:style-name="ce429"/>
          <table:table-cell table:style-name="ce520"/>
          <table:table-cell table:style-name="ce613"/>
          <table:table-cell table:style-name="Default"/>
          <table:table-cell table:style-name="ce129"/>
          <table:table-cell table:style-name="Default" table:number-columns-repeated="3"/>
          <table:table-cell table:style-name="ce892"/>
          <table:table-cell table:style-name="Default" table:number-columns-repeated="17"/>
          <table:table-cell table:number-columns-repeated="989"/>
        </table:table-row>
        <table:table-row table:style-name="ro12">
          <table:table-cell table:number-columns-repeated="5"/>
          <table:table-cell table:style-name="ce96"/>
          <table:table-cell table:style-name="ce129"/>
          <table:table-cell table:style-name="ce218"/>
          <table:table-cell table:style-name="ce337"/>
          <table:table-cell table:style-name="ce430"/>
          <table:table-cell table:style-name="ce521"/>
          <table:table-cell table:style-name="ce614"/>
          <table:table-cell table:style-name="Default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7"/>
          <table:table-cell table:style-name="ce129"/>
          <table:table-cell table:style-name="ce219"/>
          <table:table-cell table:style-name="ce338"/>
          <table:table-cell table:style-name="ce431"/>
          <table:table-cell table:style-name="ce522"/>
          <table:table-cell table:style-name="ce615"/>
          <table:table-cell table:style-name="Default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8"/>
          <table:table-cell table:style-name="ce129"/>
          <table:table-cell table:style-name="ce220"/>
          <table:table-cell table:style-name="ce339"/>
          <table:table-cell table:style-name="ce432"/>
          <table:table-cell table:style-name="ce523"/>
          <table:table-cell table:style-name="ce616"/>
          <table:table-cell table:style-name="Default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99"/>
          <table:table-cell table:style-name="ce129"/>
          <table:table-cell table:style-name="ce221"/>
          <table:table-cell table:style-name="ce340"/>
          <table:table-cell table:style-name="ce433"/>
          <table:table-cell table:style-name="ce524"/>
          <table:table-cell table:style-name="ce617"/>
          <table:table-cell table:style-name="Default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0"/>
          <table:table-cell table:style-name="ce129"/>
          <table:table-cell table:style-name="ce222"/>
          <table:table-cell table:style-name="ce341"/>
          <table:table-cell table:style-name="ce434"/>
          <table:table-cell table:style-name="ce525"/>
          <table:table-cell table:style-name="ce618"/>
          <table:table-cell table:style-name="Default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1"/>
          <table:table-cell table:style-name="ce129"/>
          <table:table-cell table:style-name="ce223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2"/>
          <table:table-cell table:style-name="ce129"/>
          <table:table-cell table:style-name="ce224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3"/>
          <table:table-cell table:style-name="ce129"/>
          <table:table-cell table:style-name="ce225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4"/>
          <table:table-cell table:style-name="ce129"/>
          <table:table-cell table:style-name="ce226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5"/>
          <table:table-cell table:style-name="ce129"/>
          <table:table-cell table:style-name="ce227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6"/>
          <table:table-cell table:style-name="ce129"/>
          <table:table-cell table:style-name="ce228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7"/>
          <table:table-cell table:style-name="ce129"/>
          <table:table-cell table:style-name="ce229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2">
          <table:table-cell table:number-columns-repeated="5"/>
          <table:table-cell table:style-name="ce108"/>
          <table:table-cell table:style-name="ce129"/>
          <table:table-cell table:style-name="ce230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09"/>
          <table:table-cell table:style-name="ce129"/>
          <table:table-cell table:style-name="ce231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0"/>
          <table:table-cell table:style-name="ce129"/>
          <table:table-cell table:style-name="ce232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1"/>
          <table:table-cell table:style-name="ce129"/>
          <table:table-cell table:style-name="ce233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2"/>
          <table:table-cell table:style-name="ce129"/>
          <table:table-cell table:style-name="ce234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3"/>
          <table:table-cell table:style-name="ce129"/>
          <table:table-cell table:style-name="ce235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4"/>
          <table:table-cell table:style-name="ce129"/>
          <table:table-cell table:style-name="ce236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5"/>
          <table:table-cell table:style-name="ce129"/>
          <table:table-cell table:style-name="ce237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6"/>
          <table:table-cell table:style-name="ce129"/>
          <table:table-cell table:style-name="ce238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ce117"/>
          <table:table-cell table:style-name="ce129"/>
          <table:table-cell table:style-name="ce239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9"/>
          <table:table-cell table:style-name="ce240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9"/>
          <table:table-cell table:style-name="ce241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8">
          <table:table-cell table:number-columns-repeated="5"/>
          <table:table-cell table:style-name="Default"/>
          <table:table-cell table:style-name="ce129"/>
          <table:table-cell table:style-name="ce242"/>
          <table:table-cell table:style-name="Default" table:number-columns-repeated="5"/>
          <table:table-cell table:style-name="ce129"/>
          <table:table-cell table:style-name="Default" table:number-columns-repeated="21"/>
          <table:table-cell table:number-columns-repeated="989"/>
        </table:table-row>
        <table:table-row table:style-name="ro10">
          <table:table-cell table:number-columns-repeated="6"/>
          <table:table-cell table:style-name="ce124"/>
          <table:table-cell table:style-name="ce243"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4"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5"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6"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7"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>
          <table:table-cell table:number-columns-repeated="6"/>
          <table:table-cell table:style-name="ce124"/>
          <table:table-cell table:style-name="ce248"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 table:number-rows-repeated="3">
          <table:table-cell table:number-columns-repeated="6"/>
          <table:table-cell table:style-name="ce124"/>
          <table:table-cell/>
          <table:table-cell table:style-name="ce342"/>
          <table:table-cell table:style-name="ce3"/>
          <table:table-cell table:number-columns-repeated="2"/>
          <table:table-cell table:style-name="ce628"/>
          <table:table-cell table:number-columns-repeated="1011"/>
        </table:table-row>
        <table:table-row table:style-name="ro10" table:number-rows-repeated="2">
          <table:table-cell table:number-columns-repeated="6"/>
          <table:table-cell table:style-name="ce124"/>
          <table:table-cell table:number-columns-repeated="5"/>
          <table:table-cell table:style-name="ce628"/>
          <table:table-cell table:number-columns-repeated="1011"/>
        </table:table-row>
        <table:table-row table:style-name="ro10" table:number-rows-repeated="75">
          <table:table-cell table:number-columns-repeated="6"/>
          <table:table-cell table:style-name="ce124"/>
          <table:table-cell table:number-columns-repeated="1017"/>
        </table:table-row>
        <table:table-row table:style-name="ro10" table:number-rows-repeated="1048353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Sheet2.H5:Sheet2.H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:Sheet2.H1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4:Sheet2.H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5:Sheet2.H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7:Sheet2.H7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9:Sheet2.H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4:Sheet2.H1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4:Sheet2.H14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5:Sheet2.H1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6:Sheet2.H16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7:Sheet2.H17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8:Sheet2.H18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H19:Sheet2.H19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92:Sheet2.N1048575 Sheet2.G92:Sheet2.G1048575 Sheet2.G38:Sheet2.G44 Sheet2.N28:Sheet2.N37 Sheet2.G1:Sheet2.G9 Sheet2.N4:Sheet2.N9 Sheet2.N38:Sheet2.N44 Sheet2.N76:Sheet2.N79 Sheet2.G76:Sheet2.G90 Sheet2.N80:Sheet2.N90 Sheet2.N48:Sheet2.N74 Sheet2.G48:Sheet2.G74 Sheet2.G28:Sheet2.G37 Sheet2.N22:Sheet2.N26 Sheet2.G22:Sheet2.G26 Sheet2.N11:Sheet2.N19 Sheet2.G11:Sheet2.G20 Sheet2.N20:Sheet2.N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:Sheet2.H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:Sheet2.H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:Sheet2.H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:Sheet2.H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:Sheet2.H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5:Sheet2.H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6:Sheet2.H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7:Sheet2.H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8:Sheet2.H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9:Sheet2.H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0:Sheet2.H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2:Sheet2.H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3:Sheet2.H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9:Sheet2.H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4:Sheet2.H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2:Sheet2.H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3:Sheet2.H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:Sheet2.H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5:Sheet2.H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5:Sheet2.H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8:Sheet2.H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9:Sheet2.H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6:Sheet2.H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1:Sheet2.H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2:Sheet2.H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3:Sheet2.H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4:Sheet2.H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8:Sheet2.H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:Sheet2.H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9:Sheet2.H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0:Sheet2.H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1:Sheet2.H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2:Sheet2.H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3:Sheet2.H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4:Sheet2.H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5:Sheet2.H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6:Sheet2.H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7:Sheet2.H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8:Sheet2.H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59:Sheet2.H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0:Sheet2.H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1:Sheet2.H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2:Sheet2.H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3:Sheet2.H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4:Sheet2.H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5:Sheet2.H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6:Sheet2.H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7:Sheet2.H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8:Sheet2.H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69:Sheet2.H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1:Sheet2.H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2:Sheet2.H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3:Sheet2.H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4:Sheet2.H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79:Sheet2.H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0:Sheet2.H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1:Sheet2.H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4:Sheet2.H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5:Sheet2.H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6:Sheet2.H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87:Sheet2.H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2:Sheet2.H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3:Sheet2.H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4:Sheet2.H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5:Sheet2.H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6:Sheet2.H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7:Sheet2.H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8:Sheet2.H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9:Sheet2.H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0:Sheet2.H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1:Sheet2.H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2:Sheet2.H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3:Sheet2.H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4:Sheet2.H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5:Sheet2.H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6:Sheet2.H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7:Sheet2.H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8:Sheet2.H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9:Sheet2.H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0:Sheet2.H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1:Sheet2.H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2:Sheet2.H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3:Sheet2.H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4:Sheet2.H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5:Sheet2.H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6:Sheet2.H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7:Sheet2.H1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8:Sheet2.H1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9:Sheet2.H1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0:Sheet2.H1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1:Sheet2.H1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2:Sheet2.H1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3:Sheet2.H1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4:Sheet2.H12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5:Sheet2.H12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6:Sheet2.H12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7:Sheet2.H12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8:Sheet2.H12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29:Sheet2.H1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0:Sheet2.H1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1:Sheet2.H1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2:Sheet2.H1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3:Sheet2.H1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4:Sheet2.H1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5:Sheet2.H1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6:Sheet2.H1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7:Sheet2.H1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8:Sheet2.H1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39:Sheet2.H1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0:Sheet2.H14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1:Sheet2.H1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42:Sheet2.H1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:Sheet2.F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:Sheet2.F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:Sheet2.F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:Sheet2.F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4:Sheet2.F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5:Sheet2.F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6:Sheet2.F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7:Sheet2.F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8:Sheet2.F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9:Sheet2.F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0:Sheet2.F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2:Sheet2.F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3:Sheet2.F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9:Sheet2.F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4:Sheet2.F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2:Sheet2.F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3:Sheet2.F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:Sheet2.F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5:Sheet2.F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5:Sheet2.F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8:Sheet2.F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9:Sheet2.F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6:Sheet2.F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1:Sheet2.F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2:Sheet2.F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3:Sheet2.F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4:Sheet2.F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8:Sheet2.F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:Sheet2.F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9:Sheet2.F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0:Sheet2.F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1:Sheet2.F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2:Sheet2.F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3:Sheet2.F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4:Sheet2.F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5:Sheet2.F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6:Sheet2.F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7:Sheet2.F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8:Sheet2.F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59:Sheet2.F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0:Sheet2.F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1:Sheet2.F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2:Sheet2.F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3:Sheet2.F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4:Sheet2.F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5:Sheet2.F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6:Sheet2.F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7:Sheet2.F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8:Sheet2.F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69:Sheet2.F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1:Sheet2.F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2:Sheet2.F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3:Sheet2.F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4:Sheet2.F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79:Sheet2.F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0:Sheet2.F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1:Sheet2.F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4:Sheet2.F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5:Sheet2.F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6:Sheet2.F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87:Sheet2.F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2:Sheet2.F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3:Sheet2.F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4:Sheet2.F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5:Sheet2.F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6:Sheet2.F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7:Sheet2.F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8:Sheet2.F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9:Sheet2.F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0:Sheet2.F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1:Sheet2.F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2:Sheet2.F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3:Sheet2.F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4:Sheet2.F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5:Sheet2.F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6:Sheet2.F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7:Sheet2.F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8:Sheet2.F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9:Sheet2.F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0:Sheet2.F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1:Sheet2.F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2:Sheet2.F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3:Sheet2.F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4:Sheet2.F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5:Sheet2.F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6:Sheet2.F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7:Sheet2.F1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8:Sheet2.F1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9:Sheet2.F1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0:Sheet2.F1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1:Sheet2.F1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2:Sheet2.F1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3:Sheet2.F1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4:Sheet2.F12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5:Sheet2.F12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6:Sheet2.F12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7:Sheet2.F12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8:Sheet2.F12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29:Sheet2.F1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0:Sheet2.F1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1:Sheet2.F1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2:Sheet2.F1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33:Sheet2.F1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4:Sheet2.F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4:Sheet2.G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4:Sheet2.H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:Sheet2.I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:Sheet2.J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:Sheet2.K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:Sheet2.L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:Sheet2.I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:Sheet2.J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:Sheet2.K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:Sheet2.L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:Sheet2.K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:Sheet2.L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:Sheet2.I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:Sheet2.J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:Sheet2.K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:Sheet2.L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4:Sheet2.I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4:Sheet2.J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4:Sheet2.K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4:Sheet2.L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5:Sheet2.I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5:Sheet2.J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5:Sheet2.K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5:Sheet2.L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6:Sheet2.I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6:Sheet2.J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6:Sheet2.K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6:Sheet2.L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7:Sheet2.I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7:Sheet2.J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7:Sheet2.K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7:Sheet2.L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8:Sheet2.I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8:Sheet2.J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8:Sheet2.K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8:Sheet2.L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9:Sheet2.I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9:Sheet2.J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9:Sheet2.K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9:Sheet2.L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0:Sheet2.I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0:Sheet2.J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0:Sheet2.K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0:Sheet2.L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2:Sheet2.I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2:Sheet2.J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2:Sheet2.K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2:Sheet2.L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3:Sheet2.I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3:Sheet2.J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3:Sheet2.K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3:Sheet2.L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9:Sheet2.I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9:Sheet2.J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9:Sheet2.K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9:Sheet2.L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1:Sheet2.I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1:Sheet2.J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1:Sheet2.K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1:Sheet2.L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2:Sheet2.I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2:Sheet2.J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2:Sheet2.K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2:Sheet2.L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3:Sheet2.I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3:Sheet2.J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3:Sheet2.K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3:Sheet2.L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:Sheet2.I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:Sheet2.J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:Sheet2.K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:Sheet2.L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4:Sheet2.I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4:Sheet2.J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4:Sheet2.K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4:Sheet2.L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5:Sheet2.I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5:Sheet2.J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5:Sheet2.K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5:Sheet2.L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5:Sheet2.I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5:Sheet2.J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5:Sheet2.K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5:Sheet2.L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8:Sheet2.I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8:Sheet2.J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8:Sheet2.K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8:Sheet2.L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9:Sheet2.I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9:Sheet2.J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9:Sheet2.K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9:Sheet2.L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6:Sheet2.I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6:Sheet2.J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6:Sheet2.K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6:Sheet2.L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1:Sheet2.I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1:Sheet2.J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1:Sheet2.K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1:Sheet2.L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2:Sheet2.I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2:Sheet2.J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2:Sheet2.K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2:Sheet2.L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3:Sheet2.I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3:Sheet2.J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3:Sheet2.K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3:Sheet2.L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4:Sheet2.I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4:Sheet2.J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4:Sheet2.K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4:Sheet2.L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8:Sheet2.I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8:Sheet2.J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8:Sheet2.K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8:Sheet2.L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:Sheet2.I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:Sheet2.J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:Sheet2.K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:Sheet2.L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9:Sheet2.I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9:Sheet2.J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9:Sheet2.K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9:Sheet2.L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0:Sheet2.I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0:Sheet2.J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0:Sheet2.K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0:Sheet2.L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1:Sheet2.I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1:Sheet2.J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1:Sheet2.K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1:Sheet2.L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2:Sheet2.I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2:Sheet2.J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2:Sheet2.K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2:Sheet2.L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3:Sheet2.I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3:Sheet2.J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3:Sheet2.K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3:Sheet2.L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4:Sheet2.I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4:Sheet2.J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4:Sheet2.K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4:Sheet2.L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5:Sheet2.I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5:Sheet2.J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5:Sheet2.K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5:Sheet2.L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6:Sheet2.I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6:Sheet2.J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6:Sheet2.K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6:Sheet2.L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7:Sheet2.I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7:Sheet2.J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7:Sheet2.K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7:Sheet2.L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8:Sheet2.I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8:Sheet2.J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8:Sheet2.K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8:Sheet2.L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59:Sheet2.I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59:Sheet2.J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59:Sheet2.K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59:Sheet2.L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0:Sheet2.I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0:Sheet2.J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0:Sheet2.K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0:Sheet2.L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1:Sheet2.I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1:Sheet2.J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1:Sheet2.K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1:Sheet2.L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2:Sheet2.I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2:Sheet2.J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2:Sheet2.K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2:Sheet2.L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3:Sheet2.I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3:Sheet2.J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3:Sheet2.K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3:Sheet2.L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4:Sheet2.I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4:Sheet2.J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4:Sheet2.K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4:Sheet2.L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5:Sheet2.I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5:Sheet2.J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5:Sheet2.K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5:Sheet2.L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6:Sheet2.I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6:Sheet2.J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6:Sheet2.K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6:Sheet2.L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7:Sheet2.I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7:Sheet2.J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7:Sheet2.K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7:Sheet2.L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8:Sheet2.I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8:Sheet2.J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8:Sheet2.K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8:Sheet2.L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69:Sheet2.I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69:Sheet2.J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69:Sheet2.K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69:Sheet2.L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1:Sheet2.I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1:Sheet2.J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1:Sheet2.K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1:Sheet2.L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2:Sheet2.I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2:Sheet2.J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2:Sheet2.K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2:Sheet2.L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3:Sheet2.I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3:Sheet2.J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3:Sheet2.K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3:Sheet2.L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4:Sheet2.I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4:Sheet2.J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4:Sheet2.K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4:Sheet2.L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9:Sheet2.I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9:Sheet2.J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79:Sheet2.K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79:Sheet2.L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0:Sheet2.I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0:Sheet2.J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0:Sheet2.K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0:Sheet2.L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1:Sheet2.I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1:Sheet2.J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1:Sheet2.K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1:Sheet2.L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4:Sheet2.I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4:Sheet2.J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4:Sheet2.K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4:Sheet2.L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5:Sheet2.I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5:Sheet2.J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5:Sheet2.K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5:Sheet2.L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6:Sheet2.I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6:Sheet2.J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6:Sheet2.K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6:Sheet2.L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87:Sheet2.I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87:Sheet2.J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87:Sheet2.K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87:Sheet2.L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2:Sheet2.I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2:Sheet2.J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2:Sheet2.K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2:Sheet2.L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3:Sheet2.I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3:Sheet2.J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3:Sheet2.K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3:Sheet2.L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4:Sheet2.I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4:Sheet2.J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4:Sheet2.K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4:Sheet2.L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5:Sheet2.I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5:Sheet2.J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5:Sheet2.K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5:Sheet2.L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6:Sheet2.I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6:Sheet2.J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6:Sheet2.K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6:Sheet2.L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7:Sheet2.I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7:Sheet2.J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7:Sheet2.K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7:Sheet2.L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8:Sheet2.I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8:Sheet2.J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8:Sheet2.K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8:Sheet2.L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9:Sheet2.I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9:Sheet2.J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9:Sheet2.K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9:Sheet2.L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0:Sheet2.I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0:Sheet2.J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0:Sheet2.K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0:Sheet2.L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1:Sheet2.I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1:Sheet2.J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1:Sheet2.K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1:Sheet2.L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2:Sheet2.I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2:Sheet2.J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2:Sheet2.K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2:Sheet2.L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3:Sheet2.I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3:Sheet2.J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3:Sheet2.K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3:Sheet2.L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4:Sheet2.I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4:Sheet2.J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4:Sheet2.K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4:Sheet2.L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5:Sheet2.I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5:Sheet2.J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5:Sheet2.K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5:Sheet2.L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6:Sheet2.I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6:Sheet2.J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6:Sheet2.K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6:Sheet2.L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7:Sheet2.I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7:Sheet2.J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7:Sheet2.K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7:Sheet2.L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8:Sheet2.I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8:Sheet2.J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8:Sheet2.K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8:Sheet2.L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9:Sheet2.I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9:Sheet2.J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9:Sheet2.K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9:Sheet2.L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0:Sheet2.I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0:Sheet2.J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0:Sheet2.K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0:Sheet2.L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1:Sheet2.I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1:Sheet2.J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1:Sheet2.K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1:Sheet2.L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2:Sheet2.I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2:Sheet2.J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2:Sheet2.K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2:Sheet2.L11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3:Sheet2.I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3:Sheet2.J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3:Sheet2.K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3:Sheet2.L11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4:Sheet2.I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4:Sheet2.J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4:Sheet2.K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4:Sheet2.L1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5:Sheet2.I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5:Sheet2.J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5:Sheet2.K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5:Sheet2.L1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6:Sheet2.I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6:Sheet2.J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6:Sheet2.K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6:Sheet2.L1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7:Sheet2.I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6:Sheet2.F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6:Sheet2.G37 Sheet2.N36:Sheet2.N3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6:Sheet2.H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6:Sheet2.I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6:Sheet2.J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6:Sheet2.K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6:Sheet2.L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:Sheet2.P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:Sheet2.Q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:Sheet2.P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:Sheet2.Q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:Sheet2.P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:Sheet2.Q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:Sheet2.P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:Sheet2.Q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4:Sheet2.P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4:Sheet2.Q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5:Sheet2.P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5:Sheet2.Q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6:Sheet2.P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6:Sheet2.Q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7:Sheet2.P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7:Sheet2.Q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8:Sheet2.P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8:Sheet2.Q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9:Sheet2.P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9:Sheet2.Q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0:Sheet2.P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0:Sheet2.Q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2:Sheet2.P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2:Sheet2.Q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3:Sheet2.P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3:Sheet2.Q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9:Sheet2.P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9:Sheet2.Q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0:Sheet2.P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0:Sheet2.Q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1:Sheet2.P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1:Sheet2.Q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2:Sheet2.P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2:Sheet2.Q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3:Sheet2.P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3:Sheet2.Q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:Sheet2.P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:Sheet2.Q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4:Sheet2.P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4:Sheet2.Q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5:Sheet2.P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5:Sheet2.Q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6:Sheet2.P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6:Sheet2.Q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8:Sheet2.P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8:Sheet2.Q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9:Sheet2.P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9:Sheet2.Q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1:Sheet2.P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1:Sheet2.Q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2:Sheet2.P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2:Sheet2.Q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3:Sheet2.P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3:Sheet2.Q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4:Sheet2.P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4:Sheet2.Q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8:Sheet2.P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8:Sheet2.Q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:Sheet2.P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:Sheet2.Q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9:Sheet2.P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9:Sheet2.Q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0:Sheet2.P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0:Sheet2.Q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1:Sheet2.P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1:Sheet2.Q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2:Sheet2.P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2:Sheet2.Q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3:Sheet2.P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3:Sheet2.Q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4:Sheet2.P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4:Sheet2.Q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5:Sheet2.P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5:Sheet2.Q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6:Sheet2.P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6:Sheet2.Q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7:Sheet2.P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7:Sheet2.Q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8:Sheet2.P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8:Sheet2.Q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59:Sheet2.P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59:Sheet2.Q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0:Sheet2.P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0:Sheet2.Q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1:Sheet2.P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1:Sheet2.Q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2:Sheet2.P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2:Sheet2.Q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3:Sheet2.P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3:Sheet2.Q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4:Sheet2.P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4:Sheet2.Q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5:Sheet2.P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5:Sheet2.Q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6:Sheet2.P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6:Sheet2.Q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7:Sheet2.P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7:Sheet2.Q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8:Sheet2.P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8:Sheet2.Q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69:Sheet2.P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69:Sheet2.Q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1:Sheet2.P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1:Sheet2.Q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2:Sheet2.P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2:Sheet2.Q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3:Sheet2.P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3:Sheet2.Q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4:Sheet2.P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4:Sheet2.Q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79:Sheet2.P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79:Sheet2.Q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0:Sheet2.P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0:Sheet2.Q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1:Sheet2.P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1:Sheet2.Q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4:Sheet2.P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4:Sheet2.Q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5:Sheet2.P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5:Sheet2.Q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6:Sheet2.P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6:Sheet2.Q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87:Sheet2.P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87:Sheet2.Q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2:Sheet2.P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2:Sheet2.Q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3:Sheet2.P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3:Sheet2.Q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4:Sheet2.P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4:Sheet2.Q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5:Sheet2.P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5:Sheet2.Q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6:Sheet2.P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6:Sheet2.Q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7:Sheet2.P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7:Sheet2.Q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8:Sheet2.P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8:Sheet2.Q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9:Sheet2.P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9:Sheet2.Q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0:Sheet2.P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0:Sheet2.Q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1:Sheet2.P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1:Sheet2.Q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2:Sheet2.P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2:Sheet2.Q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3:Sheet2.P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3:Sheet2.Q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4:Sheet2.P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4:Sheet2.Q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5:Sheet2.P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5:Sheet2.Q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6:Sheet2.P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6:Sheet2.Q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7:Sheet2.P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7:Sheet2.Q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8:Sheet2.P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8:Sheet2.Q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9:Sheet2.P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9:Sheet2.Q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0:Sheet2.P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0:Sheet2.Q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:Sheet2.R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:Sheet2.R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:Sheet2.R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:Sheet2.R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4:Sheet2.R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5:Sheet2.R1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6:Sheet2.R1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7:Sheet2.R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8:Sheet2.R1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9:Sheet2.R1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0:Sheet2.R2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2:Sheet2.R2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3:Sheet2.R2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9:Sheet2.R2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0:Sheet2.R3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1:Sheet2.R3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2:Sheet2.R3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3:Sheet2.R3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:Sheet2.R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4:Sheet2.R3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5:Sheet2.R3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6:Sheet2.R3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8:Sheet2.R3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9:Sheet2.R3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1:Sheet2.R4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2:Sheet2.R4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3:Sheet2.R4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4:Sheet2.R4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8:Sheet2.R4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:Sheet2.R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9:Sheet2.R4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0:Sheet2.R5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1:Sheet2.R5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2:Sheet2.R5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3:Sheet2.R5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4:Sheet2.R5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5:Sheet2.R5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6:Sheet2.R5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7:Sheet2.R5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8:Sheet2.R5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59:Sheet2.R5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0:Sheet2.R6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1:Sheet2.R6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2:Sheet2.R6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3:Sheet2.R6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4:Sheet2.R6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5:Sheet2.R6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6:Sheet2.R6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7:Sheet2.R6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8:Sheet2.R6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69:Sheet2.R6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1:Sheet2.R7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2:Sheet2.R7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3:Sheet2.R7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4:Sheet2.R7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79:Sheet2.R7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0:Sheet2.R8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1:Sheet2.R8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4:Sheet2.R8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5:Sheet2.R8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6:Sheet2.R8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87:Sheet2.R8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2:Sheet2.R9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3:Sheet2.R9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4:Sheet2.R9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5:Sheet2.R9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6:Sheet2.R9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7:Sheet2.R9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8:Sheet2.R9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9:Sheet2.R9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0:Sheet2.R10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1:Sheet2.R10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2:Sheet2.R10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3:Sheet2.R10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4:Sheet2.R10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5:Sheet2.R10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6:Sheet2.R106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7:Sheet2.R10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8:Sheet2.R108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9:Sheet2.R10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0:Sheet2.R1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1:Sheet2.R1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1:Sheet2.F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11:Sheet2.G11 Sheet2.N11:Sheet2.N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1:Sheet2.H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1:Sheet2.I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1:Sheet2.J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1:Sheet2.K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1:Sheet2.L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1:Sheet2.P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1:Sheet2.Q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1:Sheet2.R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4:Sheet2.M14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1:Sheet2.M1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9:Sheet2.M9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7:Sheet2.M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7:Sheet2.M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17:Sheet2.M1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:Sheet2.F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:Sheet2.G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:Sheet2.H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:Sheet2.I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:Sheet2.J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:Sheet2.K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:Sheet2.L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M2:Sheet2.M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2:Sheet2.N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O2:Sheet2.O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:Sheet2.P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:Sheet2.Q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:Sheet2.R2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3:Sheet2.F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3:Sheet2.G3 Sheet2.N3:Sheet2.N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3:Sheet2.H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3:Sheet2.I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3:Sheet2.J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3:Sheet2.K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3:Sheet2.L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3:Sheet2.P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3:Sheet2.Q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3:Sheet2.R3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:Sheet2.H10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10:Sheet2.N10 Sheet2.G10:Sheet2.G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10:Sheet2.H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10:Sheet2.F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10:Sheet2.I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10:Sheet2.J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10:Sheet2.K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10:Sheet2.L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10:Sheet2.P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10:Sheet2.Q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10:Sheet2.R10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7:Sheet2.J7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5:Sheet2.H45">
            <calcext:color-scale>
              <calcext:color-scale-entry calcext:value="0" calcext:type="number" calcext:color="#ff0000"/>
              <calcext:color-scale-entry calcext:value="0" calcext:type="percent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N45:Sheet2.N45 Sheet2.G45:Sheet2.G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45:Sheet2.H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45:Sheet2.F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45:Sheet2.I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45:Sheet2.J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45:Sheet2.K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45:Sheet2.L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45:Sheet2.P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45:Sheet2.Q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45:Sheet2.R4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91:Sheet2.N91 Sheet2.G91:Sheet2.G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91:Sheet2.H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91:Sheet2.F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91:Sheet2.I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91:Sheet2.J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91:Sheet2.K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91:Sheet2.L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91:Sheet2.P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91:Sheet2.Q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91:Sheet2.R9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N75:Sheet2.N75 Sheet2.G75:Sheet2.G75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1:Sheet2.G21 Sheet2.N21:Sheet2.N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H21:Sheet2.H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F21:Sheet2.F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I21:Sheet2.I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J21:Sheet2.J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K21:Sheet2.K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L21:Sheet2.L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G21:Sheet2.G21 Sheet2.N21:Sheet2.N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P21:Sheet2.P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Q21:Sheet2.Q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  <calcext:conditional-format calcext:target-range-address="Sheet2.R21:Sheet2.R21">
            <calcext:color-scale>
              <calcext:color-scale-entry calcext:value="0" calcext:type="number" calcext:color="#3deb3d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3" table:style-name="ta1">
        <table:table-column table:style-name="co11" table:number-columns-repeated="7" table:default-cell-style-name="Default"/>
        <table:table-row table:style-name="ro8">
          <table:table-cell office:value-type="string" calcext:value-type="string">
            <text:p>proper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aspect</text:p>
          </table:table-cell>
        </table:table-row>
        <table:table-row table:style-name="ro2">
          <table:table-cell table:style-name="ce7" office:value-type="string" calcext:value-type="string"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shock value of the idea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peed of the jaguars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  <table:table-cell table:style-name="ce7" office:value-type="string" calcext:value-type="string">
            <text:p>power of the king</text:p>
            <text:p>shock value of the idea</text:p>
            <text:p>speed of the jaguars</text:p>
            <text:p>allure of a town</text:p>
            <text:p>beauty of art</text:p>
          </table:table-cell>
        </table:table-row>
        <table:table-row table:style-name="ro2">
          <table:table-cell table:style-name="ce7" office:value-type="string" calcext:value-type="string">
            <text:p>buoyancy of a balloon</text:p>
            <text:p>stupidity of sheep</text:p>
            <text:p>transience of life</text:p>
          </table:table-cell>
          <table:table-cell table:style-name="ce7" office:value-type="string" calcext:value-type="string"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  <table:table-cell table:style-name="ce7" office:value-type="string" calcext:value-type="string">
            <text:p>loudness of the boys</text:p>
            <text:p>buoyancy of a balloon</text:p>
            <text:p>stupidity of sheep</text:p>
            <text:p>transience of life</text:p>
            <text:p>sanity of researchers</text:p>
          </table:table-cell>
        </table:table-row>
        <table:table-row table:style-name="ro2"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hape of his head</text:p>
            <text:p>density of the wood</text:p>
          </table:table-cell>
          <table:table-cell table:style-name="ce7" office:value-type="string" calcext:value-type="string">
            <text:p>shape of his head</text:p>
            <text:p>density of the wood</text:p>
          </table:table-cell>
          <table:table-cell table:style-name="ce7" office:value-type="string" calcext:value-type="string">
            <text:p>color of the water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  <table:table-cell table:style-name="ce7" office:value-type="string" calcext:value-type="string">
            <text:p>color of the water</text:p>
            <text:p>size of the wall</text:p>
            <text:p>shape of his head</text:p>
            <text:p>density of the wood</text:p>
            <text:p>mass of this planet</text:p>
          </table:table-cell>
        </table:table-row>
        <table:table-row table:style-name="ro13">
          <table:table-cell table:style-name="ce7" office:value-type="string" calcext:value-type="string">
            <text:p>size of a grapefruit</text:p>
            <text:p>color of the Mars</text:p>
            <text:p>shape of a heart</text:p>
            <text:p/>
            <text:p>texture of a cantaloupe</text:p>
            <text:p>consistency of toothpaste</text:p>
            <text:p>strength of 10 men</text:p>
          </table:table-cell>
          <table:table-cell table:style-name="ce7" office:value-type="string" calcext:value-type="string">
            <text:p>color of the Mars</text:p>
            <text:p/>
            <text:p>semblance of a lamb</text:p>
            <text:p/>
            <text:p>texture of a cantaloupe</text:p>
            <text:p>consistency of toothpaste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texture of a cantaloupe</text:p>
            <text:p>consistency of toothpaste</text:p>
            <text:p>strength of 10 men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  <table:table-cell table:style-name="ce7" office:value-type="string" calcext:value-type="string">
            <text:p>IS</text:p>
            <text:p>size of a grapefruit</text:p>
            <text:p>temperature of molten glass</text:p>
            <text:p>color of the Mars</text:p>
            <text:p/>
            <text:p>IS IN</text:p>
            <text:p>shape of a heart</text:p>
            <text:p>form of a man</text:p>
            <text:p>semblance of a lamb</text:p>
            <text:p>condition of an old man</text:p>
            <text:p/>
            <text:p>HAS</text:p>
            <text:p>texture of a cantaloupe</text:p>
            <text:p>consistency of toothpaste</text:p>
            <text:p>strength of 10 men</text:p>
            <text:p>personality of a limp noodle</text:p>
            <text:p>mental capacity of a 2-year-old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stubborness of a mule</text:p>
            <text:p>humility of a servant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  <table:table-cell table:style-name="ce7" office:value-type="string" calcext:value-type="string">
            <text:p>stubborness of a mule</text:p>
            <text:p>humility of a servant</text:p>
            <text:p>force of a freight train</text:p>
          </table:table-cell>
        </table:table-row>
        <table:table-row table:style-name="ro8" table:number-rows-repeated="2">
          <table:table-cell table:number-columns-repeated="7"/>
        </table:table-row>
        <table:table-row table:style-name="ro11">
          <table:table-cell office:value-type="string" calcext:value-type="string">
            <text:p>permanent</text:p>
          </table:table-cell>
          <table:table-cell office:value-type="string" calcext:value-type="string">
            <text:p>non-behavioural</text:p>
          </table:table-cell>
          <table:table-cell office:value-type="string" calcext:value-type="string">
            <text:p>unique, noteworthy</text:p>
          </table:table-cell>
          <table:table-cell office:value-type="string" calcext:value-type="string">
            <text:p>attributed?</text:p>
          </table:table-cell>
          <table:table-cell office:value-type="string" calcext:value-type="string">
            <text:p>desired, intentional</text:p>
          </table:table-cell>
          <table:table-cell office:value-type="string" calcext:value-type="string">
            <text:p>behavioural</text:p>
          </table:table-cell>
          <table:table-cell office:value-type="string" calcext:value-type="string">
            <text:p>most vague</text:p>
          </table:table-cell>
        </table:table-row>
        <table:table-row table:style-name="ro8">
          <table:table-cell office:value-type="string" calcext:value-type="string">
            <text:p>most objective</text:p>
          </table:table-cell>
          <table:table-cell office:value-type="string" calcext:value-type="string">
            <text:p>experiential</text:p>
          </table:table-cell>
          <table:table-cell office:value-type="string" calcext:value-type="string">
            <text:p>distinguishing</text:p>
          </table:table-cell>
          <table:table-cell office:value-type="string" calcext:value-type="string">
            <text:p>container of property?</text:p>
          </table:table-cell>
          <table:table-cell office:value-type="string" calcext:value-type="string">
            <text:p>or something you can’t miss</text:p>
          </table:table-cell>
          <table:table-cell office:value-type="string" calcext:value-type="string">
            <text:p>NOT for inanimate</text:p>
          </table:table-cell>
          <table:table-cell office:value-type="string" calcext:value-type="string">
            <text:p>used for most complex, abstract, extrinsic qualities</text:p>
          </table:table-cell>
        </table:table-row>
        <table:table-row table:style-name="ro11">
          <table:table-cell office:value-type="string" calcext:value-type="string">
            <text:p>less intrinsic</text:p>
          </table:table-cell>
          <table:table-cell office:value-type="string" calcext:value-type="string">
            <text:p>not quantitative</text:p>
          </table:table-cell>
          <table:table-cell/>
          <table:table-cell office:value-type="string" calcext:value-type="string">
            <text:p>privative?</text:p>
          </table:table-cell>
          <table:table-cell table:number-columns-repeated="2"/>
          <table:table-cell office:value-type="string" calcext:value-type="string">
            <text:p>how a thing “comes across”</text:p>
          </table:table-cell>
        </table:table-row>
        <table:table-row table:style-name="ro8">
          <table:table-cell office:value-type="string" calcext:value-type="string">
            <text:p>only for inanimate</text:p>
          </table:table-cell>
          <table:table-cell office:value-type="string" calcext:value-type="string">
            <text:p>most intrinsic</text:p>
          </table:table-cell>
          <table:table-cell/>
          <table:table-cell office:value-type="string" calcext:value-type="string">
            <text:p>most mutable</text:p>
          </table:table-cell>
          <table:table-cell table:number-columns-repeated="2"/>
          <table:table-cell office:value-type="string" calcext:value-type="string">
            <text:p>close to quality in experiential sense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property for people</text:p>
          </table:table-cell>
          <table:table-cell table:number-columns-repeated="2"/>
          <table:table-cell office:value-type="string" calcext:value-type="string">
            <text:p>very subjective, evaluated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more complex than property</text:p>
          </table:table-cell>
          <table:table-cell table:number-columns-repeated="3"/>
        </table:table-row>
      </table:table>
      <table:table table:name="Sheet4" table:style-name="ta1">
        <table:table-column table:style-name="co6" table:default-cell-style-name="Default"/>
        <table:table-row table:style-name="ro8">
          <table:table-cell office:value-type="string" calcext:value-type="string">
            <text:p>This rock is the same size as a grapefruit.</text:p>
          </table:table-cell>
        </table:table-row>
        <table:table-row table:style-name="ro8">
          <table:table-cell office:value-type="string" calcext:value-type="string">
            <text:p>This rock is the same tempurature as molten glass.</text:p>
          </table:table-cell>
        </table:table-row>
        <table:table-row table:style-name="ro8">
          <table:table-cell office:value-type="string" calcext:value-type="string">
            <text:p>This rock is the same spitting image as your father.</text:p>
          </table:table-cell>
        </table:table-row>
        <table:table-row table:style-name="ro8">
          <table:table-cell office:value-type="string" calcext:value-type="string">
            <text:p>This rock is the same color as Mars.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is (in) the same shape as a heart.</text:p>
          </table:table-cell>
        </table:table-row>
        <table:table-row table:style-name="ro8">
          <table:table-cell office:value-type="string" calcext:value-type="string">
            <text:p>This rock has the same form as a man.</text:p>
          </table:table-cell>
        </table:table-row>
        <table:table-row table:style-name="ro8">
          <table:table-cell office:value-type="string" calcext:value-type="string">
            <text:p>This rock has the same image as God.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has the same texture as cantaloupe.</text:p>
          </table:table-cell>
        </table:table-row>
        <table:table-row table:style-name="ro8">
          <table:table-cell office:value-type="string" calcext:value-type="string">
            <text:p>This rock is the same texture as cantaloupe.</text:p>
          </table:table-cell>
        </table:table-row>
        <table:table-row table:style-name="ro8">
          <table:table-cell office:value-type="string" calcext:value-type="string">
            <text:p>This rock has the same strength as 10 men.</text:p>
          </table:table-cell>
        </table:table-row>
        <table:table-row table:style-name="ro8">
          <table:table-cell office:value-type="string" calcext:value-type="string">
            <text:p>This rock has the same personality as a limp noodle.</text:p>
          </table:table-cell>
        </table:table-row>
        <table:table-row table:style-name="ro8" table:number-rows-repeated="3">
          <table:table-cell/>
        </table:table-row>
        <table:table-row table:style-name="ro8">
          <table:table-cell office:value-type="string" calcext:value-type="string">
            <text:p>This rock is a certain...</text:p>
          </table:table-cell>
        </table:table-row>
        <table:table-row table:style-name="ro8">
          <table:table-cell office:value-type="string" calcext:value-type="string">
            <text:p>size</text:p>
          </table:table-cell>
        </table:table-row>
        <table:table-row table:style-name="ro8">
          <table:table-cell office:value-type="string" calcext:value-type="string">
            <text:p>color</text:p>
          </table:table-cell>
        </table:table-row>
        <table:table-row table:style-name="ro8">
          <table:table-cell office:value-type="string" calcext:value-type="string">
            <text:p>shape</text:p>
          </table:table-cell>
        </table:table-row>
        <table:table-row table:style-name="ro8">
          <table:table-cell office:value-type="string" calcext:value-type="string">
            <text:p>tempurature</text:p>
          </table:table-cell>
        </table:table-row>
        <table:table-row table:style-name="ro8">
          <table:table-cell office:value-type="string" calcext:value-type="string">
            <text:p>?consistency</text:p>
          </table:table-cell>
        </table:table-row>
        <table:table-row table:style-name="ro8">
          <table:table-cell office:value-type="string" calcext:value-type="string">
            <text:p>?texture</text:p>
          </table:table-cell>
        </table:table-row>
        <table:table-row table:style-name="ro8">
          <table:table-cell/>
        </table:table-row>
        <table:table-row table:style-name="ro8">
          <table:table-cell office:value-type="string" calcext:value-type="string">
            <text:p>This rock has a certain...</text:p>
          </table:table-cell>
        </table:table-row>
        <table:table-row table:style-name="ro8">
          <table:table-cell office:value-type="string" calcext:value-type="string">
            <text:p>shape</text:p>
          </table:table-cell>
        </table:table-row>
        <table:table-row table:style-name="ro8">
          <table:table-cell office:value-type="string" calcext:value-type="string">
            <text:p>form</text:p>
          </table:table-cell>
        </table:table-row>
        <table:table-row table:style-name="ro8">
          <table:table-cell office:value-type="string" calcext:value-type="string">
            <text:p>texture</text:p>
          </table:table-cell>
        </table:table-row>
        <table:table-row table:style-name="ro8">
          <table:table-cell office:value-type="string" calcext:value-type="string">
            <text:p>consistency</text:p>
          </table:table-cell>
        </table:table-row>
        <table:table-row table:style-name="ro8">
          <table:table-cell office:value-type="string" calcext:value-type="string">
            <text:p>strength</text:p>
          </table:table-cell>
        </table:table-row>
        <table:table-row table:style-name="ro8">
          <table:table-cell office:value-type="string" calcext:value-type="string">
            <text:p>intelligence</text:p>
          </table:table-cell>
        </table:table-row>
        <table:table-row table:style-name="ro8">
          <table:table-cell office:value-type="string" calcext:value-type="string">
            <text:p>personality</text:p>
          </table:table-cell>
        </table:table-row>
        <table:table-row table:style-name="ro8">
          <table:table-cell office:value-type="string" calcext:value-type="string">
            <text:p>solution</text:p>
          </table:table-cell>
        </table:table-row>
      </table:table>
      <table:table table:name="Sheet5" table:style-name="ta1">
        <table:table-column table:style-name="co12" table:default-cell-style-name="Default"/>
        <table:table-column table:style-name="co6" table:default-cell-style-name="Default"/>
        <table:table-column table:style-name="co13" table:number-columns-repeated="2" table:default-cell-style-name="ce894"/>
        <table:table-column table:style-name="co14" table:default-cell-style-name="ce894"/>
        <table:table-column table:style-name="co15" table:default-cell-style-name="ce904"/>
        <table:table-column table:style-name="co13" table:default-cell-style-name="ce904"/>
        <table:table-column table:style-name="co16" table:default-cell-style-name="ce904"/>
        <table:table-column table:style-name="co17" table:default-cell-style-name="ce894"/>
        <table:table-column table:style-name="co17" table:default-cell-style-name="Default"/>
        <table:table-column table:style-name="co18" table:default-cell-style-name="Default"/>
        <table:table-row table:style-name="ro8">
          <table:table-cell table:style-name="ce7"/>
          <table:table-cell/>
          <table:table-cell table:style-name="Default" office:value-type="string" calcext:value-type="string">
            <text:p>Y has a particular X</text:p>
          </table:table-cell>
          <table:table-cell table:style-name="Default" office:value-type="string" calcext:value-type="string">
            <text:p>What is the X of Y?</text:p>
          </table:table-cell>
          <table:table-cell table:style-name="Default" office:value-type="string" calcext:value-type="string">
            <text:p>Y has a certain X</text:p>
          </table:table-cell>
          <table:table-cell table:style-name="Default" office:value-type="string" calcext:value-type="string">
            <text:p>Y has a great deal of X</text:p>
          </table:table-cell>
          <table:table-cell table:style-name="Default" office:value-type="string" calcext:value-type="string">
            <text:p>certain level of</text:p>
          </table:table-cell>
          <table:table-cell table:style-name="Default" office:value-type="string" calcext:value-type="string">
            <text:p>Y has a vague sort of X</text:p>
          </table:table-cell>
          <table:table-cell table:style-name="Default" office:value-type="string" calcext:value-type="string">
            <text:p>The X of Y is a sight to behold.</text:p>
          </table:table-cell>
          <table:table-cell office:value-type="string" calcext:value-type="string">
            <text:p>X has a strange Y</text:p>
          </table:table-cell>
          <table:table-cell office:value-type="string" calcext:value-type="string">
            <text:p>X has a strange sort of Y</text:p>
          </table:table-cell>
        </table:table-row>
        <table:table-row table:style-name="ro11">
          <table:table-cell office:value-type="string" calcext:value-type="string">
            <text:p>color of the water</text:p>
          </table:table-cell>
          <table:table-cell table:style-name="ce893" office:value-type="string" calcext:value-type="string">
            <text:p>~colorfu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5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size of the wall</text:p>
          </table:table-cell>
          <table:table-cell table:style-name="ce893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06"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shape of his head</text:p>
          </table:table-cell>
          <table:table-cell table:style-name="ce893" office:value-type="string" calcext:value-type="string">
            <text:p>~~shapel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07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density of the wood</text:p>
          </table:table-cell>
          <table:table-cell table:style-name="ce893" office:value-type="string" calcext:value-type="string">
            <text:p>~dens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08" office:value-type="float" office:value="4" calcext:value-type="float">
            <text:p>4</text:p>
          </table:table-cell>
        </table:table-row>
        <table:table-row table:style-name="ro11">
          <table:table-cell office:value-type="string" calcext:value-type="string">
            <text:p>mass of this planet</text:p>
          </table:table-cell>
          <table:table-cell table:style-name="ce893" office:value-type="string" calcext:value-type="string">
            <text:p>~massiv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09" office:value-type="float" office:value="5" calcext:value-type="float">
            <text:p>5</text:p>
          </table:table-cell>
        </table:table-row>
        <table:table-row table:style-name="ro11">
          <table:table-cell office:value-type="string" calcext:value-type="string">
            <text:p>size of a grapefruit</text:p>
          </table:table-cell>
          <table:table-cell table:style-name="ce893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10"/>
        </table:table-row>
        <table:table-row table:style-name="ro11">
          <table:table-cell office:value-type="string" calcext:value-type="string">
            <text:p>temperature of molten glass</text:p>
          </table:table-cell>
          <table:table-cell table:style-name="ce893"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11"/>
        </table:table-row>
        <table:table-row table:style-name="ro11">
          <table:table-cell office:value-type="string" calcext:value-type="string">
            <text:p>color of Mars</text:p>
          </table:table-cell>
          <table:table-cell table:style-name="ce893" office:value-type="string" calcext:value-type="string">
            <text:p>~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2"/>
        </table:table-row>
        <table:table-row table:style-name="ro11">
          <table:table-cell office:value-type="string" calcext:value-type="string">
            <text:p>shape of a heart</text:p>
          </table:table-cell>
          <table:table-cell table:style-name="ce893" office:value-type="string" calcext:value-type="string">
            <text:p>~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3"/>
        </table:table-row>
        <table:table-row table:style-name="ro11">
          <table:table-cell office:value-type="string" calcext:value-type="string">
            <text:p>form of a man</text:p>
          </table:table-cell>
          <table:table-cell table:style-name="ce893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4"/>
        </table:table-row>
        <table:table-row table:style-name="ro11">
          <table:table-cell office:value-type="string" calcext:value-type="string">
            <text:p>image of God</text:p>
          </table:table-cell>
          <table:table-cell table:style-name="ce893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5"/>
        </table:table-row>
        <table:table-row table:style-name="ro11">
          <table:table-cell office:value-type="string" calcext:value-type="string">
            <text:p>condition of an old man</text:p>
          </table:table-cell>
          <table:table-cell table:style-name="ce893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16"/>
        </table:table-row>
        <table:table-row table:style-name="ro11">
          <table:table-cell office:value-type="string" calcext:value-type="string">
            <text:p>texture of a cantaloupe</text:p>
          </table:table-cell>
          <table:table-cell table:style-name="ce893" office:value-type="string" calcext:value-type="string">
            <text:p>~textur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17"/>
        </table:table-row>
        <table:table-row table:style-name="ro11">
          <table:table-cell office:value-type="string" calcext:value-type="string">
            <text:p>consistency of toothpaste</text:p>
          </table:table-cell>
          <table:table-cell table:style-name="ce893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18"/>
        </table:table-row>
        <table:table-row table:style-name="ro11">
          <table:table-cell office:value-type="string" calcext:value-type="string">
            <text:p>personality of a limp noodle</text:p>
          </table:table-cell>
          <table:table-cell table:style-name="ce893" office:value-type="string" calcext:value-type="string">
            <text:p>~personal</text:p>
          </table:table-cell>
          <table:table-cell table:style-name="ce895" office:value-type="float" office:value="1" calcext:value-type="float">
            <text:p>1</text:p>
          </table:table-cell>
          <table:table-cell table:number-columns-repeated="2" table:style-name="ce895" office:value-type="float" office:value="3" calcext:value-type="float">
            <text:p>3</text:p>
          </table:table-cell>
          <table:table-cell table:style-name="ce895" office:value-type="float" office:value="1" calcext:value-type="float">
            <text:p>1</text:p>
          </table:table-cell>
          <table:table-cell table:style-name="ce895" office:value-type="float" office:value="2" calcext:value-type="float">
            <text:p>2</text:p>
          </table:table-cell>
          <table:table-cell table:style-name="ce89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919"/>
        </table:table-row>
        <table:table-row table:style-name="ro11">
          <table:table-cell office:value-type="string" calcext:value-type="string">
            <text:p>semblance of a lamb</text:p>
          </table:table-cell>
          <table:table-cell table:style-name="ce893" office:value-type="string" calcext:value-type="string">
            <text:p>~</text:p>
          </table:table-cell>
          <table:table-cell table:number-columns-repeated="2" table:style-name="ce896" office:value-type="float" office:value="2" calcext:value-type="float">
            <text:p>2</text:p>
          </table:table-cell>
          <table:table-cell table:style-name="ce896" office:value-type="float" office:value="4" calcext:value-type="float">
            <text:p>4</text:p>
          </table:table-cell>
          <table:table-cell table:number-columns-repeated="3" table:style-name="ce8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20"/>
        </table:table-row>
        <table:table-row table:style-name="ro11">
          <table:table-cell office:value-type="string" calcext:value-type="string">
            <text:p>mental capacity of a 2-year-old</text:p>
          </table:table-cell>
          <table:table-cell table:style-name="ce893" office:value-type="string" calcext:value-type="string">
            <text:p>~</text:p>
          </table:table-cell>
          <table:table-cell table:style-name="ce895" office:value-type="float" office:value="1" calcext:value-type="float">
            <text:p>1</text:p>
          </table:table-cell>
          <table:table-cell table:style-name="ce895" office:value-type="float" office:value="5" calcext:value-type="float">
            <text:p>5</text:p>
          </table:table-cell>
          <table:table-cell table:number-columns-repeated="2" table:style-name="ce895" office:value-type="float" office:value="4" calcext:value-type="float">
            <text:p>4</text:p>
          </table:table-cell>
          <table:table-cell table:style-name="ce895" office:value-type="float" office:value="3" calcext:value-type="float">
            <text:p>3</text:p>
          </table:table-cell>
          <table:table-cell table:style-name="ce89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21"/>
        </table:table-row>
        <table:table-row table:style-name="ro11">
          <table:table-cell office:value-type="string" calcext:value-type="string">
            <text:p>allure of a town</text:p>
          </table:table-cell>
          <table:table-cell office:value-type="string" calcext:value-type="string">
            <text:p>alluring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number-columns-repeated="2" table:style-name="ce897" office:value-type="float" office:value="5" calcext:value-type="float">
            <text:p>5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22"/>
        </table:table-row>
        <table:table-row table:style-name="ro11">
          <table:table-cell office:value-type="string" calcext:value-type="string">
            <text:p>power of the king</text:p>
          </table:table-cell>
          <table:table-cell office:value-type="string" calcext:value-type="string">
            <text:p>powerful</text:p>
          </table:table-cell>
          <table:table-cell table:number-columns-repeated="3" table:style-name="ce898" office:value-type="float" office:value="1" calcext:value-type="float">
            <text:p>1</text:p>
          </table:table-cell>
          <table:table-cell table:style-name="ce898" office:value-type="float" office:value="5" calcext:value-type="float">
            <text:p>5</text:p>
          </table:table-cell>
          <table:table-cell table:style-name="ce898" office:value-type="float" office:value="4" calcext:value-type="float">
            <text:p>4</text:p>
          </table:table-cell>
          <table:table-cell table:style-name="ce89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3"/>
        </table:table-row>
        <table:table-row table:style-name="ro11">
          <table:table-cell office:value-type="string" calcext:value-type="string">
            <text:p>sanity of researchers</text:p>
          </table:table-cell>
          <table:table-cell office:value-type="string" calcext:value-type="string">
            <text:p>sane</text:p>
          </table:table-cell>
          <table:table-cell table:style-name="ce899" office:value-type="float" office:value="1" calcext:value-type="float">
            <text:p>1</text:p>
          </table:table-cell>
          <table:table-cell table:number-columns-repeated="2" table:style-name="ce899" office:value-type="float" office:value="2" calcext:value-type="float">
            <text:p>2</text:p>
          </table:table-cell>
          <table:table-cell table:number-columns-repeated="2" table:style-name="ce899" office:value-type="float" office:value="3" calcext:value-type="float">
            <text:p>3</text:p>
          </table:table-cell>
          <table:table-cell table:style-name="ce89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24"/>
        </table:table-row>
        <table:table-row table:style-name="ro11">
          <table:table-cell office:value-type="string" calcext:value-type="string">
            <text:p>shock value of the idea</text:p>
          </table:table-cell>
          <table:table-cell office:value-type="string" calcext:value-type="string">
            <text:p>shocking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25"/>
        </table:table-row>
        <table:table-row table:style-name="ro11">
          <table:table-cell office:value-type="string" calcext:value-type="string">
            <text:p>speed of the jaguars</text:p>
          </table:table-cell>
          <table:table-cell office:value-type="string" calcext:value-type="string">
            <text:p>fast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26"/>
        </table:table-row>
        <table:table-row table:style-name="ro11">
          <table:table-cell office:value-type="string" calcext:value-type="string">
            <text:p>strength of 10 men</text:p>
          </table:table-cell>
          <table:table-cell office:value-type="string" calcext:value-type="string">
            <text:p>str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94" office:value-type="float" office:value="5" calcext:value-type="float">
            <text:p>5</text:p>
          </table:table-cell>
          <table:table-cell table:style-name="ce894" office:value-type="float" office:value="4" calcext:value-type="float">
            <text:p>4</text:p>
          </table:table-cell>
          <table:table-cell table:style-name="ce89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7"/>
        </table:table-row>
        <table:table-row table:style-name="ro11">
          <table:table-cell office:value-type="string" calcext:value-type="string">
            <text:p>stubborness of a mule</text:p>
          </table:table-cell>
          <table:table-cell office:value-type="string" calcext:value-type="string">
            <text:p>stubborn</text:p>
          </table:table-cell>
          <table:table-cell table:style-name="ce901" office:value-type="float" office:value="2" calcext:value-type="float">
            <text:p>2</text:p>
          </table:table-cell>
          <table:table-cell table:style-name="ce901" office:value-type="float" office:value="1" calcext:value-type="float">
            <text:p>1</text:p>
          </table:table-cell>
          <table:table-cell table:style-name="ce903" office:value-type="float" office:value="3" calcext:value-type="float">
            <text:p>3</text:p>
          </table:table-cell>
          <table:table-cell table:number-columns-repeated="2" table:style-name="ce903" office:value-type="float" office:value="4" calcext:value-type="float">
            <text:p>4</text:p>
          </table:table-cell>
          <table:table-cell table:style-name="ce90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8"/>
        </table:table-row>
        <table:table-row table:style-name="ro11">
          <table:table-cell office:value-type="string" calcext:value-type="string">
            <text:p>humility of a servant</text:p>
          </table:table-cell>
          <table:table-cell office:value-type="string" calcext:value-type="string">
            <text:p>humble</text:p>
          </table:table-cell>
          <table:table-cell table:style-name="ce901" office:value-type="float" office:value="2" calcext:value-type="float">
            <text:p>2</text:p>
          </table:table-cell>
          <table:table-cell table:style-name="ce901" office:value-type="float" office:value="1" calcext:value-type="float">
            <text:p>1</text:p>
          </table:table-cell>
          <table:table-cell table:style-name="ce903" office:value-type="float" office:value="3" calcext:value-type="float">
            <text:p>3</text:p>
          </table:table-cell>
          <table:table-cell table:style-name="ce903" office:value-type="float" office:value="5" calcext:value-type="float">
            <text:p>5</text:p>
          </table:table-cell>
          <table:table-cell table:style-name="ce903" office:value-type="float" office:value="4" calcext:value-type="float">
            <text:p>4</text:p>
          </table:table-cell>
          <table:table-cell table:style-name="ce90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929"/>
        </table:table-row>
        <table:table-row table:style-name="ro11">
          <table:table-cell office:value-type="string" calcext:value-type="string">
            <text:p>force of a freight train</text:p>
          </table:table-cell>
          <table:table-cell office:value-type="string" calcext:value-type="string">
            <text:p>forceful</text:p>
          </table:table-cell>
          <table:table-cell table:style-name="ce901" office:value-type="float" office:value="2" calcext:value-type="float">
            <text:p>2</text:p>
          </table:table-cell>
          <table:table-cell table:style-name="ce901" office:value-type="float" office:value="3" calcext:value-type="float">
            <text:p>3</text:p>
          </table:table-cell>
          <table:table-cell table:number-columns-repeated="3" table:style-name="ce903" office:value-type="float" office:value="4" calcext:value-type="float">
            <text:p>4</text:p>
          </table:table-cell>
          <table:table-cell table:style-name="ce90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30"/>
        </table:table-row>
        <table:table-row table:style-name="ro11">
          <table:table-cell office:value-type="string" calcext:value-type="string">
            <text:p>beauty of art</text:p>
          </table:table-cell>
          <table:table-cell office:value-type="string" calcext:value-type="string">
            <text:p>beauti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94" office:value-type="float" office:value="3" calcext:value-type="float">
            <text:p>3</text:p>
          </table:table-cell>
          <table:table-cell table:style-name="ce89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31"/>
        </table:table-row>
        <table:table-row table:style-name="ro11">
          <table:table-cell office:value-type="string" calcext:value-type="string">
            <text:p>transience of life</text:p>
          </table:table-cell>
          <table:table-cell office:value-type="string" calcext:value-type="string">
            <text:p>transient</text:p>
          </table:table-cell>
          <table:table-cell table:number-columns-repeated="2" table:style-name="ce902" office:value-type="float" office:value="1" calcext:value-type="float">
            <text:p>1</text:p>
          </table:table-cell>
          <table:table-cell table:style-name="ce902" office:value-type="float" office:value="4" calcext:value-type="float">
            <text:p>4</text:p>
          </table:table-cell>
          <table:table-cell table:style-name="ce902" office:value-type="float" office:value="1" calcext:value-type="float">
            <text:p>1</text:p>
          </table:table-cell>
          <table:table-cell table:style-name="ce902" office:value-type="float" office:value="2" calcext:value-type="float">
            <text:p>2</text:p>
          </table:table-cell>
          <table:table-cell table:style-name="ce90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32"/>
        </table:table-row>
        <table:table-row table:style-name="ro11">
          <table:table-cell office:value-type="string" calcext:value-type="string">
            <text:p>loudness of the boys</text:p>
          </table:table-cell>
          <table:table-cell office:value-type="string" calcext:value-type="string">
            <text:p>lo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94" office:value-type="float" office:value="1" calcext:value-type="float">
            <text:p>1</text:p>
          </table:table-cell>
          <table:table-cell table:style-name="ce894" office:value-type="float" office:value="2" calcext:value-type="float">
            <text:p>2</text:p>
          </table:table-cell>
          <table:table-cell table:style-name="ce89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933"/>
        </table:table-row>
        <table:table-row table:style-name="ro11">
          <table:table-cell office:value-type="string" calcext:value-type="string">
            <text:p>buoyancy of a balloon</text:p>
          </table:table-cell>
          <table:table-cell office:value-type="string" calcext:value-type="string">
            <text:p>buoya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894" office:value-type="float" office:value="2" calcext:value-type="float">
            <text:p>2</text:p>
          </table:table-cell>
          <table:table-cell table:style-name="ce894" office:value-type="float" office:value="4" calcext:value-type="float">
            <text:p>4</text:p>
          </table:table-cell>
          <table:table-cell table:style-name="ce89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34"/>
        </table:table-row>
        <table:table-row table:style-name="ro11">
          <table:table-cell office:value-type="string" calcext:value-type="string">
            <text:p>stupidity of sheep</text:p>
          </table:table-cell>
          <table:table-cell office:value-type="string" calcext:value-type="string">
            <text:p>stupi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89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35"/>
        </table:table-row>
        <table:table-row table:style-name="ro8">
          <table:table-cell office:value-type="string" calcext:value-type="string">
            <text:p>conviction of a zealot</text:p>
          </table:table-cell>
          <table:table-cell/>
          <table:table-cell table:style-name="Default" table:number-columns-repeated="7"/>
          <table:table-cell table:number-columns-repeated="2"/>
        </table:table-row>
        <table:table-row table:style-name="ro8">
          <table:table-cell office:value-type="string" calcext:value-type="string">
            <text:p>admiration of his peers</text:p>
          </table:table-cell>
          <table:table-cell/>
          <table:table-cell table:style-name="Default" table:number-columns-repeated="7"/>
          <table:table-cell table:number-columns-repeated="2"/>
        </table:table-row>
        <table:table-row table:style-name="ro8">
          <table:table-cell office:value-type="string" calcext:value-type="string">
            <text:p>respect of us all</text:p>
          </table:table-cell>
          <table:table-cell/>
          <table:table-cell table:style-name="Default" table:number-columns-repeated="7"/>
          <table:table-cell table:number-columns-repeated="2"/>
        </table:table-row>
        <calcext:conditional-formats>
          <calcext:conditional-format calcext:target-range-address="Sheet5.E25:Sheet5.H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6:Sheet5.H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6:Sheet5.H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5:Sheet5.H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1:Sheet5.H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9:Sheet5.H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0:Sheet5.H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7:Sheet5.H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19:Sheet5.H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F2:Sheet5.H1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Sheet5.C2:Sheet5.I3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:Sheet5.K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:Sheet5.K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4:Sheet5.K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5:Sheet5.K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6:Sheet5.K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7:Sheet5.K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8:Sheet5.K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9:Sheet5.K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0:Sheet5.K1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1:Sheet5.K1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2:Sheet5.K1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3:Sheet5.K1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4:Sheet5.K1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5:Sheet5.K1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6:Sheet5.K1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7:Sheet5.K1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8:Sheet5.K1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19:Sheet5.K1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0:Sheet5.K2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1:Sheet5.K2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2:Sheet5.K2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3:Sheet5.K23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4:Sheet5.K24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5:Sheet5.K25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6:Sheet5.K26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7:Sheet5.K27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8:Sheet5.K28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29:Sheet5.K29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0:Sheet5.K30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1:Sheet5.K31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  <calcext:conditional-format calcext:target-range-address="Sheet5.K32:Sheet5.K32">
            <calcext:color-scale>
              <calcext:color-scale-entry calcext:value="0" calcext:type="minimum" calcext:color="#ffff99"/>
              <calcext:color-scale-entry calcext:value="0" calcext:type="maximum" calcext:color="#c5000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22:06:54.17</meta:creation-date>
    <dc:date>2014-08-05T23:18:16.258000000</dc:date>
    <meta:editing-duration>P16DT8H27M4S</meta:editing-duration>
    <meta:editing-cycles>62</meta:editing-cycles>
    <meta:generator>LibreOffice/4.1.0.4$Windows_x86 LibreOffice_project/89ea49ddacd9aa532507cbf852f2bb22b1ace28</meta:generator>
    <meta:document-statistic meta:table-count="4" meta:cell-count="858" meta:object-count="0"/>
  </office:meta>
</office:document-meta>
</file>